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dc2300" draw:textarea-vertical-align="middl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draw:fill="solid" draw:fill-color="#00ffff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solid" draw:fill-color="#000000" draw:textarea-vertical-align="middle"/>
    </style:style>
    <style:style style:name="gr6" style:family="graphic" style:parent-style-name="objectwithoutfill">
      <style:graphic-properties draw:fill="solid" draw:fill-color="#ff0000" draw:textarea-vertical-align="middle"/>
    </style:style>
    <style:style style:name="gr7" style:family="graphic" style:parent-style-name="objectwithoutfill">
      <style:graphic-properties draw:fill="solid" draw:fill-color="#ffff99" draw:textarea-vertical-align="middle"/>
    </style:style>
    <style:style style:name="gr8" style:family="graphic" style:parent-style-name="objectwithoutfill">
      <style:graphic-properties draw:fill="solid" draw:fill-color="#ff420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fill="solid" draw:fill-color="#ffffff" draw:textarea-vertical-align="middle"/>
    </style:style>
    <style:style style:name="gr12" style:family="graphic" style:parent-style-name="objectwithoutfill">
      <style:graphic-properties draw:fill="solid" draw:fill-color="#e6e6e6" draw:textarea-vertical-align="middle"/>
    </style:style>
    <style:style style:name="gr13" style:family="graphic" style:parent-style-name="objectwithoutfill">
      <style:graphic-properties draw:fill="solid" draw:fill-color="#0099ff" draw:textarea-vertical-align="middle"/>
    </style:style>
    <style:style style:name="gr14" style:family="graphic" style:parent-style-name="objectwithoutfill">
      <style:graphic-properties draw:fill="solid" draw:fill-color="#00b8ff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fill="solid" draw:fill-color="#ffcc99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polygon draw:style-name="gr1" draw:text-style-name="P1" draw:layer="layout" svg:width="4.137cm" svg:height="4.721cm" draw:transform="rotate (-2.20190738431605) translate (17.265241159969cm 5.59210354619112cm)" svg:viewBox="0 0 4138 4722" draw:points="1310,3549 2439,3963 3397,4709 3991,4722 4138,4546 941,171 609,0 224,557 0,1615 298,2258">
          <text:p/>
        </draw:polygon>
        <draw:custom-shape draw:style-name="gr2" draw:text-style-name="P1" draw:layer="layout" svg:width="0.861cm" svg:height="0.861cm" svg:x="11.821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854cm" svg:height="0.821cm" draw:transform="skewX (0.00157079632679484) rotate (-0.244695161129606) translate (12.8840623461436cm 4.38598550361039cm)" svg:viewBox="0 0 855 822" draw:points="694,59 855,0 438,620 88,822 0,815">
          <text:p/>
        </draw:polygon>
        <draw:polygon draw:style-name="gr3" draw:text-style-name="P1" draw:layer="layout" svg:width="1.208cm" svg:height="0.84cm" draw:transform="skewX (-0.00174532925199442) rotate (-2.38534148870065) translate (14.7661410320011cm 4.93095951006227cm)" svg:viewBox="0 0 1209 841" draw:points="544,839 1153,841 1209,741 344,0 0,364">
          <text:p/>
        </draw:polygon>
        <draw:polygon draw:style-name="gr3" draw:text-style-name="P1" draw:layer="layout" svg:width="0.523cm" svg:height="0.86cm" draw:transform="skewX (-0.0020943951023932) rotate (-1.51337499440428) translate (15.5696543596253cm 4.64332600119629cm)" svg:viewBox="0 0 524 861" draw:points="0,861 473,860 524,0 40,195">
          <text:p/>
        </draw:polygon>
        <draw:polygon draw:style-name="gr3" draw:text-style-name="P1" draw:layer="layout" svg:width="0.57cm" svg:height="0.816cm" draw:transform="skewX (0.277507351067098) rotate (0.415911960750249) translate (15.9610008841733cm 4.74398130605027cm)" svg:viewBox="0 0 571 817" draw:points="114,50 0,0 279,622 490,813 571,817">
          <text:p/>
        </draw:polygon>
        <draw:custom-shape draw:style-name="gr4" draw:text-style-name="P1" draw:layer="layout" svg:width="0.584cm" svg:height="0.583cm" svg:x="11.959cm" svg:y="5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61cm" svg:height="0.861cm" svg:x="15.655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83cm" svg:height="0.583cm" svg:x="15.795cm" svg:y="5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0.206cm" svg:height="0.163cm" draw:transform="skewX (0.0942477796076938) rotate (-0.196698606699761) translate (12.6732004104627cm 5.04818362583499cm)" svg:viewBox="0 0 207 164" draw:points="181,0 207,0 100,126 20,164 0,162">
          <text:p/>
        </draw:polygon>
        <draw:polygon draw:style-name="gr6" draw:text-style-name="P1" draw:layer="layout" svg:width="0.543cm" svg:height="0.758cm" draw:transform="skewX (-0.00401425727958695) rotate (-1.352979236146) translate (11.8336235426873cm 5.65622990421329cm)" svg:viewBox="0 0 544 759" draw:points="153,759 409,759 544,162 267,129 68,0 0,555">
          <text:p/>
        </draw:polygon>
        <draw:polygon draw:style-name="gr7" draw:text-style-name="P1" draw:layer="layout" svg:width="0.633cm" svg:height="0.371cm" draw:transform="rotate (0.927293431584587) translate (11.2925654737792cm 5.77826167006743cm)" svg:viewBox="0 0 634 372" draw:points="0,0 278,0 634,289 383,372">
          <text:p/>
        </draw:polygon>
        <draw:polygon draw:style-name="gr8" draw:text-style-name="P1" draw:layer="layout" svg:width="0.303cm" svg:height="0.098cm" draw:transform="skewX (-0.0118682389135615) rotate (-1.95616502563524) translate (11.9097879611731cm 5.47489380261329cm)" svg:viewBox="0 0 304 99" draw:points="0,6 237,0 304,92 66,99">
          <text:p/>
        </draw:polygon>
        <draw:polygon draw:style-name="gr6" draw:text-style-name="P1" draw:layer="layout" svg:width="0.659cm" svg:height="0.196cm" draw:transform="skewX (-1.11002940426839) rotate (-1.40411738322944) translate (16.7469622507249cm 5.13512096669028cm)" svg:viewBox="0 0 660 197" draw:points="660,10 455,0 0,182 223,197">
          <text:p/>
        </draw:polygon>
        <draw:polygon draw:style-name="gr8" draw:text-style-name="P1" draw:layer="layout" svg:width="0.311cm" svg:height="0.136cm" draw:transform="skewX (-0.104021623418862) rotate (1.90397968100061) translate (16.6794622006138cm 5.84689822167913cm)" svg:viewBox="0 0 312 137" draw:points="312,56 73,0 0,96 246,137">
          <text:p/>
        </draw:polygon>
        <draw:polygon draw:style-name="gr6" draw:text-style-name="P1" draw:layer="layout" svg:width="0.543cm" svg:height="0.518cm" draw:transform="skewX (0.185877565337396) rotate (1.42628306472977) translate (16.393589798447cm 6.21499373144167cm)" svg:viewBox="0 0 544 519" draw:points="385,504 278,519 0,108 273,86 469,0 544,393">
          <text:p/>
        </draw:polygon>
        <draw:polygon draw:style-name="gr9" draw:text-style-name="P1" draw:layer="layout" svg:width="1.388cm" svg:height="1.5cm" svg:x="13.266cm" svg:y="4.611cm" svg:viewBox="0 0 1389 1501" draw:points="111,1501 1362,1501 1389,0 528,28 0,500 0,1473 111,1473">
          <text:p/>
        </draw:polygon>
        <draw:polygon draw:style-name="gr9" draw:text-style-name="P1" draw:layer="layout" svg:width="1.472cm" svg:height="1.305cm" draw:transform="rotate (1.5707963267949) translate (14.6827389162562cm 6.08393330807124cm)" svg:viewBox="0 0 1473 1306" draw:points="0,28 1473,28 1445,695 889,1278 556,1306 417,945 111,861 0,0">
          <text:p/>
        </draw:polygon>
        <draw:polygon draw:style-name="gr9" draw:text-style-name="P1" draw:layer="layout" svg:width="2.184cm" svg:height="2.88cm" draw:transform="rotate (-0.8621926504852) translate (14.6501261678141cm 3.84127047634358cm)" svg:viewBox="0 0 2185 2881" draw:points="232,2791 338,2881 2161,711 2004,467 2185,0 0,2848">
          <text:p/>
        </draw:polygon>
        <draw:custom-shape draw:style-name="gr10" draw:text-style-name="P1" draw:layer="layout" svg:width="0.251cm" svg:height="0.251cm" svg:x="16.044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49cm" svg:height="0.112cm" svg:x="14.322cm" svg:y="5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49cm" svg:height="0.111cm" svg:x="15.517cm" svg:y="5.25cm">
          <text:p/>
          <draw:enhanced-geometry svg:viewBox="0 0 21600 21600" draw:type="rectangle" draw:enhanced-path="M 0 0 L 21600 0 21600 21600 0 21600 0 0 Z N"/>
        </draw:custom-shape>
        <draw:polygon draw:style-name="gr6" draw:text-style-name="P1" draw:layer="layout" svg:width="0.297cm" svg:height="0.176cm" draw:transform="skewX (-0.00645771823237905) rotate (-1.35926242145318) translate (13.404476948339cm 4.91682455475559cm)" svg:viewBox="0 0 298 177" draw:points="160,177 274,173 298,64 142,2 0,0 3,115">
          <text:p/>
        </draw:polygon>
        <draw:polygon draw:style-name="gr11" draw:text-style-name="P1" draw:layer="layout" svg:width="4.137cm" svg:height="4.721cm" draw:transform="rotate (-2.20190738431605) translate (23.6312889053271cm 5.59210354619128cm)" svg:viewBox="0 0 4138 4722" draw:points="1310,3549 2439,3963 3397,4709 3991,4722 4138,4546 941,171 609,0 224,557 0,1615 298,2258">
          <text:p/>
        </draw:polygon>
        <draw:custom-shape draw:style-name="gr2" draw:text-style-name="P1" draw:layer="layout" svg:width="0.862cm" svg:height="0.861cm" svg:x="18.187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855cm" svg:height="0.821cm" draw:transform="rotate (-0.244695161129606) translate (19.24886763782cm 4.38567526441643cm)" svg:viewBox="0 0 856 822" draw:points="696,59 856,0 438,620 88,822 0,815">
          <text:p/>
        </draw:polygon>
        <draw:polygon draw:style-name="gr3" draw:text-style-name="P1" draw:layer="layout" svg:width="1.208cm" svg:height="0.84cm" draw:transform="skewX (-0.00174532925199442) rotate (-2.38534148870065) translate (21.1321887773592cm 4.93095951006227cm)" svg:viewBox="0 0 1209 841" draw:points="544,839 1153,841 1209,741 344,0 0,364">
          <text:p/>
        </draw:polygon>
        <draw:polygon draw:style-name="gr3" draw:text-style-name="P1" draw:layer="layout" svg:width="0.523cm" svg:height="0.86cm" draw:transform="skewX (-0.0020943951023932) rotate (-1.51337499440428) translate (21.9357021049834cm 4.64332600119629cm)" svg:viewBox="0 0 524 861" draw:points="0,861 473,860 524,0 40,195">
          <text:p/>
        </draw:polygon>
        <draw:polygon draw:style-name="gr3" draw:text-style-name="P1" draw:layer="layout" svg:width="0.57cm" svg:height="0.816cm" draw:transform="skewX (0.277507351067098) rotate (0.415911960750249) translate (22.3270486295314cm 4.74398130605027cm)" svg:viewBox="0 0 571 817" draw:points="114,50 0,0 279,622 490,813 571,817">
          <text:p/>
        </draw:polygon>
        <draw:custom-shape draw:style-name="gr4" draw:text-style-name="P1" draw:layer="layout" svg:width="0.584cm" svg:height="0.583cm" svg:x="18.325cm" svg:y="5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61cm" svg:height="0.861cm" svg:x="22.021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83cm" svg:height="0.583cm" svg:x="22.161cm" svg:y="5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0.206cm" svg:height="0.163cm" draw:transform="skewX (0.0942477796076938) rotate (-0.196698606699761) translate (19.0392481558208cm 5.04818362583499cm)" svg:viewBox="0 0 207 164" draw:points="181,0 207,0 100,126 20,164 0,162">
          <text:p/>
        </draw:polygon>
        <draw:polygon draw:style-name="gr12" draw:text-style-name="P1" draw:layer="layout" svg:width="0.543cm" svg:height="0.758cm" draw:transform="skewX (-0.00401425727958694) rotate (-1.352979236146) translate (18.1996712880454cm 5.6562299042133cm)" svg:viewBox="0 0 544 759" draw:points="153,759 409,759 544,162 267,129 68,0 0,555">
          <text:p/>
        </draw:polygon>
        <draw:polygon draw:style-name="gr7" draw:text-style-name="P1" draw:layer="layout" svg:width="0.633cm" svg:height="0.371cm" draw:transform="rotate (0.927293431584587) translate (17.6586132191373cm 5.77826167006743cm)" svg:viewBox="0 0 634 372" draw:points="0,0 278,0 634,289 383,372">
          <text:p/>
        </draw:polygon>
        <draw:polygon draw:style-name="gr8" draw:text-style-name="P1" draw:layer="layout" svg:width="0.303cm" svg:height="0.098cm" draw:transform="skewX (-0.00802851455917394) rotate (-1.95616502563524) translate (18.2758264112046cm 5.47491671718546cm)" svg:viewBox="0 0 304 99" draw:points="0,6 237,0 304,92 67,99">
          <text:p/>
        </draw:polygon>
        <draw:polygon draw:style-name="gr6" draw:text-style-name="P1" draw:layer="layout" svg:width="0.659cm" svg:height="0.196cm" draw:transform="skewX (-1.11002940426839) rotate (-1.40411738322944) translate (23.113009996083cm 5.13512096669048cm)" svg:viewBox="0 0 660 197" draw:points="660,10 455,0 0,182 223,197">
          <text:p/>
        </draw:polygon>
        <draw:polygon draw:style-name="gr8" draw:text-style-name="P1" draw:layer="layout" svg:width="0.312cm" svg:height="0.134cm" draw:transform="skewX (-0.111526539202438) rotate (1.89717289691784) translate (23.0450818129312cm 5.84717307609007cm)" svg:viewBox="0 0 313 135" draw:points="313,54 73,0 0,96 247,135">
          <text:p/>
        </draw:polygon>
        <draw:polygon draw:style-name="gr12" draw:text-style-name="P1" draw:layer="layout" svg:width="0.543cm" svg:height="0.518cm" draw:transform="skewX (0.185877565337396) rotate (1.42628306472977) translate (22.7596375438051cm 6.21499373144167cm)" svg:viewBox="0 0 544 519" draw:points="385,504 278,519 0,108 273,86 469,0 544,393">
          <text:p/>
        </draw:polygon>
        <draw:polygon draw:style-name="gr9" draw:text-style-name="P1" draw:layer="layout" svg:width="1.388cm" svg:height="1.5cm" svg:x="19.632cm" svg:y="4.611cm" svg:viewBox="0 0 1389 1501" draw:points="111,1501 1362,1501 1389,0 528,28 0,500 0,1473 111,1473">
          <text:p/>
        </draw:polygon>
        <draw:polygon draw:style-name="gr9" draw:text-style-name="P1" draw:layer="layout" svg:width="1.472cm" svg:height="1.305cm" draw:transform="rotate (1.5707963267949) translate (21.0487866616142cm 6.08393330807124cm)" svg:viewBox="0 0 1473 1306" draw:points="0,28 1473,28 1445,695 889,1278 556,1306 417,945 111,861 0,0">
          <text:p/>
        </draw:polygon>
        <draw:polygon draw:style-name="gr9" draw:text-style-name="P1" draw:layer="layout" svg:width="2.184cm" svg:height="2.88cm" draw:transform="rotate (-0.8621926504852) translate (21.0161739131722cm 3.84127047634358cm)" svg:viewBox="0 0 2185 2881" draw:points="232,2791 338,2881 2161,711 2004,467 2185,0 0,2848">
          <text:p/>
        </draw:polygon>
        <draw:custom-shape draw:style-name="gr10" draw:text-style-name="P1" draw:layer="layout" svg:width="0.251cm" svg:height="0.251cm" svg:x="22.41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49cm" svg:height="0.112cm" svg:x="20.688cm" svg:y="5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cm" svg:height="0.111cm" svg:x="21.883cm" svg:y="5.25cm">
          <text:p/>
          <draw:enhanced-geometry svg:viewBox="0 0 21600 21600" draw:type="rectangle" draw:enhanced-path="M 0 0 L 21600 0 21600 21600 0 21600 0 0 Z N"/>
        </draw:custom-shape>
        <draw:polygon draw:style-name="gr12" draw:text-style-name="P1" draw:layer="layout" svg:width="0.297cm" svg:height="0.176cm" draw:transform="skewX (-0.00645771823237898) rotate (-1.35926242145318) translate (19.7705246936971cm 4.91682455475559cm)" svg:viewBox="0 0 298 177" draw:points="160,177 274,173 298,64 142,2 0,0 3,115">
          <text:p/>
        </draw:polygon>
        <draw:polygon draw:style-name="gr13" draw:text-style-name="P1" draw:layer="layout" svg:width="4.137cm" svg:height="4.721cm" draw:transform="skewX (9.53265019487035E-017) rotate (-2.20190738431605) translate (10.8991934146109cm 5.59210354619112cm)" svg:viewBox="0 0 4138 4722" draw:points="1310,3549 2439,3963 3397,4709 3991,4722 4138,4546 941,171 609,0 224,557 0,1615 298,2258">
          <text:p/>
        </draw:polygon>
        <draw:custom-shape draw:style-name="gr2" draw:text-style-name="P1" draw:layer="layout" svg:width="0.861cm" svg:height="0.861cm" svg:x="5.455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854cm" svg:height="0.821cm" draw:transform="skewX (0.00157079632679489) rotate (-0.244695161129606) translate (6.51801460078554cm 4.38598550361039cm)" svg:viewBox="0 0 855 822" draw:points="694,59 855,0 438,620 88,822 0,815">
          <text:p/>
        </draw:polygon>
        <draw:polygon draw:style-name="gr3" draw:text-style-name="P1" draw:layer="layout" svg:width="1.208cm" svg:height="0.84cm" draw:transform="skewX (-0.00174532925199442) rotate (-2.38534148870065) translate (8.40009328664299cm 4.93095951006227cm)" svg:viewBox="0 0 1209 841" draw:points="544,839 1153,841 1209,741 344,0 0,364">
          <text:p/>
        </draw:polygon>
        <draw:polygon draw:style-name="gr3" draw:text-style-name="P1" draw:layer="layout" svg:width="0.523cm" svg:height="0.86cm" draw:transform="skewX (-0.00209439510239319) rotate (-1.51337499440428) translate (9.20360661426718cm 4.64332600119629cm)" svg:viewBox="0 0 524 861" draw:points="0,861 473,860 524,0 40,195">
          <text:p/>
        </draw:polygon>
        <draw:polygon draw:style-name="gr3" draw:text-style-name="P1" draw:layer="layout" svg:width="0.57cm" svg:height="0.816cm" draw:transform="skewX (0.277507351067098) rotate (0.415911960750249) translate (9.59495313881521cm 4.74398130605027cm)" svg:viewBox="0 0 571 817" draw:points="114,50 0,0 279,622 490,813 571,817">
          <text:p/>
        </draw:polygon>
        <draw:custom-shape draw:style-name="gr4" draw:text-style-name="P1" draw:layer="layout" svg:width="0.584cm" svg:height="0.583cm" svg:x="5.593cm" svg:y="5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61cm" svg:height="0.861cm" svg:x="9.289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83cm" svg:height="0.583cm" svg:x="9.429cm" svg:y="5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0.206cm" svg:height="0.163cm" draw:transform="skewX (0.0942477796076938) rotate (-0.196698606699761) translate (6.30715266510465cm 5.04818362583499cm)" svg:viewBox="0 0 207 164" draw:points="181,0 207,0 100,126 20,164 0,162">
          <text:p/>
        </draw:polygon>
        <draw:polygon draw:style-name="gr14" draw:text-style-name="P1" draw:layer="layout" svg:width="0.543cm" svg:height="0.758cm" draw:transform="skewX (-0.00401425727958695) rotate (-1.352979236146) translate (5.46757579732924cm 5.65622990421329cm)" svg:viewBox="0 0 544 759" draw:points="153,759 409,759 544,162 267,129 68,0 0,555">
          <text:p/>
        </draw:polygon>
        <draw:polygon draw:style-name="gr7" draw:text-style-name="P1" draw:layer="layout" svg:width="0.633cm" svg:height="0.371cm" draw:transform="rotate (0.927293431584587) translate (4.92651772842115cm 5.77826167006743cm)" svg:viewBox="0 0 634 372" draw:points="0,0 278,0 634,289 383,372">
          <text:p/>
        </draw:polygon>
        <draw:polygon draw:style-name="gr8" draw:text-style-name="P1" draw:layer="layout" svg:width="0.303cm" svg:height="0.098cm" draw:transform="skewX (-0.0118682389135615) rotate (-1.95616502563524) translate (5.54374021581505cm 5.47489380261329cm)" svg:viewBox="0 0 304 99" draw:points="0,6 237,0 304,92 66,99">
          <text:p/>
        </draw:polygon>
        <draw:polygon draw:style-name="gr6" draw:text-style-name="P1" draw:layer="layout" svg:width="0.659cm" svg:height="0.196cm" draw:transform="skewX (-1.11002940426839) rotate (-1.40411738322944) translate (10.3809145053668cm 5.13512096669044cm)" svg:viewBox="0 0 660 197" draw:points="660,10 455,0 0,182 223,197">
          <text:p/>
        </draw:polygon>
        <draw:polygon draw:style-name="gr8" draw:text-style-name="P1" draw:layer="layout" svg:width="0.311cm" svg:height="0.136cm" draw:transform="skewX (-0.104370689269261) rotate (1.90397968100061) translate (10.3134255329391cm 5.84693023018655cm)" svg:viewBox="0 0 312 137" draw:points="312,56 73,0 0,96 246,137">
          <text:p/>
        </draw:polygon>
        <draw:polygon draw:style-name="gr14" draw:text-style-name="P1" draw:layer="layout" svg:width="0.543cm" svg:height="0.518cm" draw:transform="skewX (0.185877565337396) rotate (1.42628306472977) translate (10.0275420530889cm 6.21499373144167cm)" svg:viewBox="0 0 544 519" draw:points="385,504 278,519 0,108 273,86 469,0 544,393">
          <text:p/>
        </draw:polygon>
        <draw:polygon draw:style-name="gr9" draw:text-style-name="P1" draw:layer="layout" svg:width="1.388cm" svg:height="1.5cm" svg:x="6.899cm" svg:y="4.611cm" svg:viewBox="0 0 1389 1501" draw:points="111,1501 1362,1501 1389,0 528,28 0,500 0,1473 111,1473">
          <text:p/>
        </draw:polygon>
        <draw:polygon draw:style-name="gr9" draw:text-style-name="P1" draw:layer="layout" svg:width="1.472cm" svg:height="1.305cm" draw:transform="rotate (1.5707963267949) translate (8.31669117089807cm 6.08393330807124cm)" svg:viewBox="0 0 1473 1306" draw:points="0,28 1473,28 1445,695 889,1278 556,1306 417,945 111,861 0,0">
          <text:p/>
        </draw:polygon>
        <draw:polygon draw:style-name="gr9" draw:text-style-name="P1" draw:layer="layout" svg:width="2.184cm" svg:height="2.88cm" draw:transform="rotate (-0.8621926504852) translate (8.28407842245601cm 3.84127047634358cm)" svg:viewBox="0 0 2185 2881" draw:points="232,2791 338,2881 2161,711 2004,467 2185,0 0,2848">
          <text:p/>
        </draw:polygon>
        <draw:custom-shape draw:style-name="gr10" draw:text-style-name="P1" draw:layer="layout" svg:width="0.251cm" svg:height="0.251cm" svg:x="9.678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49cm" svg:height="0.112cm" svg:x="7.956cm" svg:y="5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49cm" svg:height="0.111cm" svg:x="9.151cm" svg:y="5.25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layout" svg:width="0.297cm" svg:height="0.176cm" draw:transform="skewX (-0.00645771823237901) rotate (-1.35926242145318) translate (7.03842920298092cm 4.91682455475559cm)" svg:viewBox="0 0 298 177" draw:points="160,177 274,173 298,64 142,2 0,0 3,115">
          <text:p/>
        </draw:polygon>
        <draw:g>
          <draw:path draw:style-name="gr15" draw:text-style-name="P1" draw:layer="layout" svg:width="2.099cm" svg:height="2.2cm" draw:transform="rotate (-0.262846585350347) translate (7.41687648483825cm 11.8069583726833cm)" svg:viewBox="0 0 2100 2201" svg:d="m1050 0c595 0 1050 477 1050 1100-8 213-117 400-150 600-214-38-367-133-550-200-133 100-280 229-400 300-165-103-300-100-400-300-100 100-346 153-450 200-67-200-141-355-150-600 0-623 455-1100 1050-1100zm-1050 0zm2051 2201z">
            <text:p/>
          </draw:path>
          <draw:path draw:style-name="gr16" draw:text-style-name="P1" draw:layer="layout" svg:width="1.399cm" svg:height="1.466cm" draw:transform="rotate (-0.262846585350347) translate (7.71060667981751cm 12.0930383505406cm)" svg:viewBox="0 0 1400 1467" svg:d="m700 0c397 0 700 318 700 733-5 142-78 267-100 400-143-25-244-89-367-133-89 67-186 153-266 200-110-69-200-67-267-200-67 67-231 102-300 133-45-133-94-236-100-400 0-415 303-733 700-733zm-700 0zm1367 1467z">
            <text:p/>
          </draw:path>
          <draw:path draw:style-name="gr15" draw:text-style-name="P1" draw:layer="layout" svg:width="2.099cm" svg:height="2.2cm" draw:transform="rotate (0.410326907143867) translate (10.5413599791134cm 12.5721650638959cm)" svg:viewBox="0 0 2100 2201" svg:d="m1050 0c595 0 1050 477 1050 1100-8 213-117 400-150 600-214-38-367-133-550-200-133 100-280 229-400 300-165-103-300-100-400-300-100 100-346 153-450 200-67-200-141-355-150-600 0-623 455-1100 1050-1100zm-1050 0zm2051 2201z">
            <text:p/>
          </draw:path>
          <draw:path draw:style-name="gr16" draw:text-style-name="P1" draw:layer="layout" svg:width="1.399cm" svg:height="1.466cm" draw:transform="rotate (0.410326907143867) translate (10.900238942792cm 12.6658904210026cm)" svg:viewBox="0 0 1400 1467" svg:d="m700 0c397 0 700 318 700 733-5 142-78 267-100 400-143-25-244-89-367-133-89 67-186 153-266 200-110-69-200-67-267-200-67 67-231 102-300 133-45-133-94-236-100-400 0-415 303-733 700-733zm-700 0zm1367 1467z">
            <text:p/>
          </draw:path>
          <draw:path draw:style-name="gr15" draw:text-style-name="P1" draw:layer="layout" svg:width="3.606cm" svg:height="3.525cm" svg:x="8.2cm" svg:y="11.94cm" svg:viewBox="0 0 3607 3526" svg:d="m1400 25c198-22 604-42 900 0 700 99 1172 1070 1299 1750 84 736-499 1750-1299 1750-200 0-788-8-1000 0-800-100-1300-1000-1300-1750s500-1650 1400-1750zm-1400 0zm3601 3501z">
            <text:p/>
          </draw:path>
          <draw:custom-shape draw:style-name="gr4" draw:text-style-name="P1" draw:layer="layout" svg:width="0.9cm" svg:height="0.9cm" svg:x="9.6cm" svg:y="14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5cm" svg:height="0.5cm" svg:x="8.7cm" svg:y="13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5cm" svg:height="0.5cm" svg:x="10.9cm" svg:y="13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9cm" svg:height="1.224cm" svg:x="9.6cm" svg:y="13.565cm" svg:viewBox="0 0 901 1225" svg:d="m450 0c-225 0-450 225-450 450 0 67 0 250 0 550s900 300 900 0 1-483 1-550c0-225-226-450-451-450zm-450 0z">
            <text:p/>
          </draw:path>
          <draw:custom-shape draw:style-name="gr4" draw:text-style-name="P1" draw:layer="layout" svg:width="0.2cm" svg:height="0.2cm" svg:x="8.9cm" svg:y="13.5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11.1cm" svg:y="13.5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9" draw:text-style-name="P1" draw:layer="layout" svg:width="2.968cm" svg:height="3.11cm" draw:transform="skewX (-0.00104719755119662) rotate (0.242949831877611) translate (10.7984761061583cm 12.1489302034143cm)" svg:viewBox="0 0 2969 3111" svg:d="m1486 0c841 0 1484 674 1483 1555-11 301-166 565-213 848-302-54-518-188-777-282-189 141-396 323-566 424-233-146-424-141-565-424-142 141-489 216-637 283-94-283-199-502-211-848 1-881 644-1556 1486-1556zm-1485 1zm2898 3110z">
            <text:p/>
          </draw:path>
          <draw:path draw:style-name="gr16" draw:text-style-name="P1" draw:layer="layout" svg:width="1.978cm" svg:height="2.073cm" draw:transform="skewX (-0.00104719755119657) rotate (0.242949831877611) translate (11.3581791913277cm 12.3014339526635cm)" svg:viewBox="0 0 1979 2074" svg:d="m990 0c561 0 990 449 989 1036-7 201-110 378-141 566-202-36-346-125-519-188-125 94-264 216-377 283-155-97-283-95-377-283-94 94-326 144-424 189-63-189-133-335-141-566 0-587 430-1037 990-1037zm-989 0zm1931 2074z">
            <text:p/>
          </draw:path>
          <draw:path draw:style-name="gr19" draw:text-style-name="P1" draw:layer="layout" svg:width="2.968cm" svg:height="3.112cm" draw:transform="rotate (0.916995988997821) translate (15.1873142593337cm 10.9543960183588cm)" svg:viewBox="0 0 2969 3113" svg:d="m1485 1c842 0 1485 675 1484 1556-11 301-166 565-212 848-303-54-519-189-778-283-189 141-396 323-566 424-233-146-424-142-565-425-141 142-489 216-636 283-95-283-199-502-212-849 0-881 644-1555 1485-1554zm-1484-1zm2898 3113z">
            <text:p/>
          </draw:path>
          <draw:path draw:style-name="gr16" draw:text-style-name="P1" draw:layer="layout" svg:width="1.979cm" svg:height="2.073cm" draw:transform="rotate (0.915599725596225) translate (15.6951474543176cm 10.8231302085527cm)" svg:viewBox="0 0 1980 2074" svg:d="m990 0c561 0 990 449 990 1036-7 201-110 377-141 566-201-36-345-126-518-188-126 94-264 216-377 283-156-97-283-94-377-283-94 95-326 145-424 189-64-188-133-334-142-565-1-588 428-1038 989-1038zm-990 1zm1935 2073z">
            <text:p/>
          </draw:path>
          <draw:path draw:style-name="gr19" draw:text-style-name="P1" draw:layer="layout" svg:width="5.099cm" svg:height="4.984cm" draw:transform="skewX (0.000523598775598327) rotate (0.506320016003555) translate (11.8597737611131cm 11.7778459865625cm)" svg:viewBox="0 0 5100 4985" svg:d="m1979 35c280-31 854-60 1273 0 990 140 1657 1513 1837 2474 119 1041-704 2474-1835 2474-283 0-1115-11-1414 0-1131-142-1839-1414-1839-2475s706-2332 1978-2473zm-1979-1zm5093 4951z">
            <text:p/>
          </draw:path>
          <draw:custom-shape draw:style-name="gr4" draw:text-style-name="P1" draw:layer="layout" svg:width="1.273cm" svg:height="1.272cm" draw:transform="rotate (0.506145483078356) translate (15.12cm 13.5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06cm" svg:height="0.707cm" draw:transform="rotate (0.506145483078356) translate (13.521cm 13.3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07cm" svg:height="0.708cm" draw:transform="skewX (-0.00279252680319088) rotate (0.506145483078356) translate (16.241cm 11.8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1.273cm" svg:height="1.731cm" draw:transform="skewX (0.000523598775598311) rotate (0.506494548928754) translate (14.7042819549256cm 12.8267101461954cm)" svg:viewBox="0 0 1274 1732" svg:d="m636 0c-318 0-636 318-636 636 0 95 0 354 0 778s1273 424 1273 0 1-683 1-777c0-318-320-637-638-637zm-636 0z">
            <text:p/>
          </draw:path>
          <draw:custom-shape draw:style-name="gr4" draw:text-style-name="P1" draw:layer="layout" svg:width="0.282cm" svg:height="0.282cm" draw:transform="rotate (0.506145483078356) translate (13.838cm 13.3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82cm" svg:height="0.285cm" draw:transform="rotate (0.506145483078356) translate (16.561cm 11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0" draw:text-style-name="P1" draw:layer="layout" svg:width="2.416cm" svg:height="2.531cm" draw:transform="skewX (-0.000872664625997245) rotate (-0.670555498616222) translate (17.6843013579733cm 11.845006438263cm)" svg:viewBox="0 0 2417 2532" svg:d="m1209 0c684 0 1208 548 1208 1265-10 245-135 461-173 691-247-44-422-153-633-230-154 115-322 264-461 345-189-118-345-115-460-345-115 116-398 177-518 231-77-230-162-409-172-691 0-716 524-1266 1209-1266zm-1209 1zm2360 2531z">
            <text:p/>
          </draw:path>
          <draw:path draw:style-name="gr16" draw:text-style-name="P1" draw:layer="layout" svg:width="1.61cm" svg:height="1.687cm" draw:transform="skewX (-0.00174532925199446) rotate (-0.670730031541421) translate (17.8639103237367cm 12.2809363346993cm)" svg:viewBox="0 0 1611 1688" svg:d="m806 0c457 0 806 365 805 843-6 164-90 307-116 461-164-29-281-102-421-153-103 76-215 175-307 230-127-79-230-77-307-230-77 77-266 118-345 154-52-154-108-273-115-461 1-478 350-844 806-844zm-805 1zm1572 1687z">
            <text:p/>
          </draw:path>
          <draw:path draw:style-name="gr20" draw:text-style-name="P1" draw:layer="layout" svg:width="2.416cm" svg:height="2.534cm" draw:transform="rotate (0.00418879020478639) translate (20.6357220547331cm 14.0782539193927cm)" svg:viewBox="0 0 2417 2535" svg:d="m1210 1c684 1 1207 550 1207 1267-10 245-136 461-174 691-246-44-422-154-632-231-154 115-323 263-461 345-190-119-345-116-460-346-115 115-398 175-518 229-77-230-162-408-172-690 1-717 525-1265 1210-1265zm-1209-1zm2358 2535z">
            <text:p/>
          </draw:path>
          <draw:path draw:style-name="gr16" draw:text-style-name="P1" draw:layer="layout" svg:width="1.611cm" svg:height="1.687cm" draw:transform="skewX (0.000523598775598299) rotate (0.00279252680319093) translate (20.9735470194719cm 14.3405533929725cm)" svg:viewBox="0 0 1612 1688" svg:d="m806 0c456 0 805 366 806 844-6 163-90 306-115 460-164-29-281-102-422-153-102 76-215 175-307 230-126-79-230-77-307-230-76 77-265 117-345 153-51-153-108-272-115-460-1-478 348-844 805-844zm-806 0zm1575 1688z">
            <text:p/>
          </draw:path>
          <draw:path draw:style-name="gr20" draw:text-style-name="P1" draw:layer="layout" svg:width="4.15cm" svg:height="4.056cm" draw:transform="skewX (0.000174532925199392) rotate (-0.407010781565078) translate (18.4507692324542cm 12.3440590616249cm)" svg:viewBox="0 0 4151 4057" svg:d="m1611 28c228-25 695-48 1036 0 805 114 1348 1232 1495 2014 96 847-575 2014-1495 2014-230 0-907-9-1151 0-921-115-1496-1151-1496-2014s575-1899 1611-2014zm-1611 0zm4144 4029z">
            <text:p/>
          </draw:path>
          <draw:custom-shape draw:style-name="gr4" draw:text-style-name="P1" draw:layer="layout" svg:width="1.035cm" svg:height="1.035cm" draw:transform="rotate (-0.407185314490277) translate (18.919cm 15.3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575cm" svg:height="0.576cm" draw:transform="skewX (-0.00174532925199437) rotate (-0.407185314490277) translate (18.284cm 14.1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575cm" svg:height="0.575cm" draw:transform="skewX (0.00174532925199432) rotate (-0.407185314490277) translate (20.609cm 15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1.036cm" svg:height="1.409cm" draw:transform="rotate (-0.40666171571468) translate (19.1893360813081cm 14.6980971491158cm)" svg:viewBox="0 0 1037 1410" svg:d="m518 0c-258 0-518 259-518 518 0 77 0 288 0 633s1035 346 1036 0 1-556 1-633c0-259-260-518-519-518zm-517 0z">
            <text:p/>
          </draw:path>
          <draw:custom-shape draw:style-name="gr4" draw:text-style-name="P1" draw:layer="layout" svg:width="0.231cm" svg:height="0.23cm" draw:transform="skewX (-0.00436332312998594) rotate (-0.407185314490277) translate (18.45cm 14.3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3cm" svg:height="0.231cm" draw:transform="skewX (0.00436332312998587) rotate (-0.407185314490277) translate (20.776cm 15.3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2.4cm" svg:height="0.594cm" svg:x="6.6cm" svg:y="7.4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8.047cm" svg:y="7.47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8.307cm" svg:y="7.47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6.6cm" svg:y="8.00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8.66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8.40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8.505cm" svg:y="8.10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7.00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6.74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6.847cm" svg:y="8.1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6.81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7.04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7.058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7.30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7.318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7.56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7.82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8.07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8.3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8.567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6.6cm" svg:y="7.5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8.938cm" svg:y="7.5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6.649cm" svg:y="7.79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6.6cm" svg:y="7.3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7.515cm" svg:y="7.2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8.196cm" svg:y="7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8.196cm" svg:y="7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6.662cm" svg:y="7.4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4cm" svg:height="0.594cm" svg:x="4.2cm" svg:y="7.4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5.647cm" svg:y="7.47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5.907cm" svg:y="7.47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4.2cm" svg:y="8.00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6.26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6.00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6.105cm" svg:y="8.10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4.60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4.34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4.447cm" svg:y="8.1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4.41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4.64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4.658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4.90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4.918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5.16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5.42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5.67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5.9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6.167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4.2cm" svg:y="7.5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6.538cm" svg:y="7.5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4.249cm" svg:y="7.79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4.2cm" svg:y="7.3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5.115cm" svg:y="7.2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5.796cm" svg:y="7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5.796cm" svg:y="7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4.262cm" svg:y="7.4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4cm" svg:height="0.594cm" svg:x="23.4cm" svg:y="7.55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4.847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5.107cm" svg:y="7.5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23.4cm" svg:y="8.0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25.466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25.206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25.305cm" svg:y="8.16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23.808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23.548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23.647cm" svg:y="8.16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3.61cm" svg:y="7.5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3.84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3.858cm" svg:y="7.5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4.10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24.118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4.365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4.625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4.872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5.12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5.367cm" svg:y="7.5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23.4cm" svg:y="7.60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25.738cm" svg:y="7.6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23.449cm" svg:y="7.85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23.4cm" svg:y="7.45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24.315cm" svg:y="7.34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24.996cm" svg:y="7.1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24.996cm" svg:y="7.16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23.462cm" svg:y="7.4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4cm" svg:height="0.594cm" svg:x="21cm" svg:y="7.55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2.447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2.707cm" svg:y="7.5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21cm" svg:y="8.0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23.066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22.806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22.905cm" svg:y="8.16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21.408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21.148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21.247cm" svg:y="8.16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1.21cm" svg:y="7.5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1.44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1.458cm" svg:y="7.5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1.70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21.718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1.965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2.225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2.472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2.72cm" svg:y="7.5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2.967cm" svg:y="7.5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21cm" svg:y="7.60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23.338cm" svg:y="7.6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21.049cm" svg:y="7.85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21cm" svg:y="7.45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21.915cm" svg:y="7.34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22.596cm" svg:y="7.1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22.596cm" svg:y="7.16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21.062cm" svg:y="7.4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4cm" svg:height="0.594cm" svg:x="18.6cm" svg:y="7.4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0.047cm" svg:y="7.47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0.307cm" svg:y="7.47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18.6cm" svg:y="8.00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20.66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20.40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20.505cm" svg:y="8.10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19.00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18.74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18.847cm" svg:y="8.1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8.81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9.04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9.058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9.30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19.318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9.56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9.82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0.07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0.3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0.567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18.6cm" svg:y="7.5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20.938cm" svg:y="7.5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18.649cm" svg:y="7.79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18.6cm" svg:y="7.3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19.515cm" svg:y="7.2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20.196cm" svg:y="7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20.196cm" svg:y="7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18.662cm" svg:y="7.4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4cm" svg:height="0.594cm" svg:x="16.2cm" svg:y="7.45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7.647cm" svg:y="7.4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7.907cm" svg:y="7.4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16.2cm" svg:y="7.9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18.266cm" svg:y="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18.006cm" svg:y="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18.105cm" svg:y="8.06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16.608cm" svg:y="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16.348cm" svg:y="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16.447cm" svg:y="8.06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6.41cm" svg:y="7.4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6.645cm" svg:y="7.4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6.658cm" svg:y="7.4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6.905cm" svg:y="7.4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16.918cm" svg:y="7.4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7.165cm" svg:y="7.4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7.425cm" svg:y="7.4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7.672cm" svg:y="7.4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7.92cm" svg:y="7.4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8.167cm" svg:y="7.4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16.2cm" svg:y="7.50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18.538cm" svg:y="7.5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16.249cm" svg:y="7.75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16.2cm" svg:y="7.35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17.115cm" svg:y="7.24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17.796cm" svg:y="7.0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17.796cm" svg:y="7.06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16.262cm" svg:y="7.3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4cm" svg:height="0.594cm" svg:x="13.8cm" svg:y="7.4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5.247cm" svg:y="7.47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5.507cm" svg:y="7.47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13.8cm" svg:y="8.00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15.86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15.60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15.705cm" svg:y="8.10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14.20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13.94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14.047cm" svg:y="8.1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4.01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4.24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4.258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4.50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14.518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4.76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5.02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5.27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5.5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5.767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13.8cm" svg:y="7.5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16.138cm" svg:y="7.5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13.849cm" svg:y="7.79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13.8cm" svg:y="7.3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14.715cm" svg:y="7.2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15.396cm" svg:y="7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15.396cm" svg:y="7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13.862cm" svg:y="7.4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4cm" svg:height="0.594cm" svg:x="11.4cm" svg:y="7.4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2.847cm" svg:y="7.47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3.107cm" svg:y="7.47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11.4cm" svg:y="8.00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13.46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13.20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13.305cm" svg:y="8.10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11.80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11.54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11.647cm" svg:y="8.1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1.61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1.84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1.858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2.10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12.118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2.36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2.62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2.87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3.1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3.367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11.4cm" svg:y="7.5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13.738cm" svg:y="7.5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11.449cm" svg:y="7.79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11.4cm" svg:y="7.3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12.315cm" svg:y="7.2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12.996cm" svg:y="7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12.996cm" svg:y="7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11.462cm" svg:y="7.4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4cm" svg:height="0.594cm" svg:x="9cm" svg:y="7.4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0.447cm" svg:y="7.47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10.707cm" svg:y="7.47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9cm" svg:y="8.00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11.06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10.806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10.905cm" svg:y="8.10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9.40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9.148cm" svg:y="8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9.247cm" svg:y="8.1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9.21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9.44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9.458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9.705cm" svg:y="7.4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9.718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9.96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0.225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0.47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0.72cm" svg:y="7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10.967cm" svg:y="7.5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9cm" svg:y="7.5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11.338cm" svg:y="7.5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9.049cm" svg:y="7.79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9cm" svg:y="7.3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9.915cm" svg:y="7.2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10.596cm" svg:y="7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10.596cm" svg:y="7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9.062cm" svg:y="7.4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2.4cm" svg:height="0.594cm" svg:x="25.8cm" svg:y="7.5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7.247cm" svg:y="7.57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7.507cm" svg:y="7.57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2.4cm" svg:height="0.111cm" svg:x="25.8cm" svg:y="8.10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27.866cm" svg:y="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27.606cm" svg:y="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27.705cm" svg:y="8.20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198cm" svg:height="0.198cm" svg:x="26.208cm" svg:y="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98cm" svg:height="0.198cm" svg:x="25.948cm" svg:y="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48cm" svg:height="0.087cm" svg:x="26.047cm" svg:y="8.2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6.01cm" svg:y="7.6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6.245cm" svg:y="7.5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6.258cm" svg:y="7.6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235cm" svg:height="0.495cm" svg:x="26.505cm" svg:y="7.5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7cm" svg:height="0.185cm" svg:x="26.518cm" svg:y="7.6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6.765cm" svg:y="7.6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7.025cm" svg:y="7.6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7.272cm" svg:y="7.6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7.52cm" svg:y="7.6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98cm" svg:height="0.185cm" svg:x="27.767cm" svg:y="7.6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49cm" svg:height="0.359cm" svg:x="25.8cm" svg:y="7.6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05cm" svg:height="0.359cm" svg:x="28.138cm" svg:y="7.6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" draw:layer="layout" svg:width="2.302cm" svg:height="0.074cm" svg:x="25.849cm" svg:y="7.89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2.388cm" svg:height="0.111cm" svg:x="25.8cm" svg:y="7.4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21cm" svg:height="0.112cm" svg:x="26.715cm" svg:y="7.3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96cm" svg:height="0.297cm" svg:x="27.396cm" svg:y="7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" draw:layer="layout" svg:width="0.396cm" svg:height="0.012cm" svg:x="27.396cm" svg:y="7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301cm" svg:height="0.074cm" svg:x="25.862cm" svg:y="7.534cm">
            <text:p/>
            <draw:enhanced-geometry svg:viewBox="0 0 21600 21600" draw:type="rectangle" draw:enhanced-path="M 0 0 L 21600 0 21600 21600 0 21600 0 0 Z N"/>
          </draw:custom-shape>
        </draw:g>
        <draw:polygon draw:style-name="gr1" draw:text-style-name="P1" draw:layer="layout" svg:width="2.265cm" svg:height="2.585cm" draw:transform="rotate (-2.20190738431605) translate (11.4953130178029cm 2.09804550073637cm)" svg:viewBox="0 0 2266 2586" draw:points="717,1944 1335,2170 1860,2579 2186,2586 2266,2489 515,94 334,0 123,305 0,885 163,1237">
          <text:p/>
        </draw:polygon>
        <draw:custom-shape draw:style-name="gr2" draw:text-style-name="P1" draw:layer="layout" svg:width="0.471cm" svg:height="0.471cm" svg:x="8.51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467cm" svg:height="0.45cm" draw:transform="rotate (-0.245916891606002) translate (9.09612908028406cm 1.43697198401638cm)" svg:viewBox="0 0 468 451" draw:points="380,32 468,0 240,340 48,451 0,447">
          <text:p/>
        </draw:polygon>
        <draw:polygon draw:style-name="gr3" draw:text-style-name="P1" draw:layer="layout" svg:width="0.662cm" svg:height="0.46cm" draw:transform="rotate (-2.38499242285025) translate (10.1265363507064cm 1.73614042631127cm)" svg:viewBox="0 0 663 461" draw:points="298,460 632,461 663,406 188,0 0,199">
          <text:p/>
        </draw:polygon>
        <draw:polygon draw:style-name="gr3" draw:text-style-name="P1" draw:layer="layout" svg:width="0.285cm" svg:height="0.47cm" draw:transform="rotate (-1.51320046147908) translate (10.5667968385439cm 1.57939292921254cm)" svg:viewBox="0 0 286 471" draw:points="0,471 259,471 286,0 21,107">
          <text:p/>
        </draw:polygon>
        <draw:polygon draw:style-name="gr3" draw:text-style-name="P1" draw:layer="layout" svg:width="0.312cm" svg:height="0.447cm" draw:transform="skewX (0.279078147393893) rotate (0.417657290002243) translate (10.7810995793986cm 1.63360630762167cm)" svg:viewBox="0 0 313 448" draw:points="62,28 0,0 153,341 268,445 313,448">
          <text:p/>
        </draw:polygon>
        <draw:custom-shape draw:style-name="gr4" draw:text-style-name="P1" draw:layer="layout" svg:width="0.319cm" svg:height="0.32cm" svg:x="8.59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1cm" svg:height="0.471cm" svg:x="10.61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2cm" svg:x="10.69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0.113cm" svg:height="0.089cm" draw:transform="skewX (0.0855211333477222) rotate (-0.197396738400559) translate (8.9799851749274cm 1.79998231492662cm)" svg:viewBox="0 0 114 90" draw:points="100,0 114,0 55,69 11,90 0,89">
          <text:p/>
        </draw:polygon>
        <draw:polygon draw:style-name="gr6" draw:text-style-name="P1" draw:layer="layout" svg:width="0.297cm" svg:height="0.415cm" draw:transform="skewX (-0.00366519142918811) rotate (-1.35158297274441) translate (8.52079146985359cm 2.13286268278457cm)" svg:viewBox="0 0 298 416" draw:points="84,416 224,416 298,89 146,71 38,0 0,304">
          <text:p/>
        </draw:polygon>
        <draw:polygon draw:style-name="gr7" draw:text-style-name="P1" draw:layer="layout" svg:width="0.346cm" svg:height="0.203cm" draw:transform="rotate (0.927817030360185) translate (8.22462331631772cm 2.19998732557333cm)" svg:viewBox="0 0 347 204" draw:points="0,0 152,0 347,158 210,204">
          <text:p/>
        </draw:polygon>
        <draw:polygon draw:style-name="gr8" draw:text-style-name="P1" draw:layer="layout" svg:width="0.166cm" svg:height="0.053cm" draw:transform="skewX (-0.00733038285837614) rotate (-1.95825942073764) translate (8.56286374173698cm 2.03398308243916cm)" svg:viewBox="0 0 167 54" draw:points="0,4 130,0 167,51 37,54">
          <text:p/>
        </draw:polygon>
        <draw:polygon draw:style-name="gr6" draw:text-style-name="P1" draw:layer="layout" svg:width="0.357cm" svg:height="0.107cm" draw:transform="skewX (-1.10584061406361) rotate (-1.39888139547346) translate (11.2105686343928cm 1.8500663511635cm)" svg:viewBox="0 0 358 108" draw:points="358,6 247,0 0,100 121,108">
          <text:p/>
        </draw:polygon>
        <draw:polygon draw:style-name="gr8" draw:text-style-name="P1" draw:layer="layout" svg:width="0.17cm" svg:height="0.073cm" draw:transform="skewX (-0.104894288044859) rotate (1.89682383106744) translate (11.1741687355461cm 2.23737637489074cm)" svg:viewBox="0 0 171 74" draw:points="171,30 39,0 0,53 135,74">
          <text:p/>
        </draw:polygon>
        <draw:polygon draw:style-name="gr6" draw:text-style-name="P1" draw:layer="layout" svg:width="0.297cm" svg:height="0.283cm" draw:transform="skewX (0.184655834861) rotate (1.42733026228096) translate (11.0182283886056cm 2.43937158963815cm)" svg:viewBox="0 0 298 284" draw:points="210,276 152,284 0,59 150,47 257,0 298,215">
          <text:p/>
        </draw:polygon>
        <draw:polygon draw:style-name="gr9" draw:text-style-name="P1" draw:layer="layout" svg:width="0.76cm" svg:height="0.821cm" svg:x="9.305cm" svg:y="1.561cm" svg:viewBox="0 0 761 822" draw:points="61,822 746,822 761,0 289,15 0,274 0,807 61,807">
          <text:p/>
        </draw:polygon>
        <draw:polygon draw:style-name="gr9" draw:text-style-name="P1" draw:layer="layout" svg:width="0.806cm" svg:height="0.714cm" draw:transform="rotate (1.5707963267949) translate (10.0811120907202cm 2.36737580118852cm)" svg:viewBox="0 0 807 715" draw:points="0,15 807,15 791,380 487,700 304,715 228,517 61,472 0,0">
          <text:p/>
        </draw:polygon>
        <draw:polygon draw:style-name="gr9" draw:text-style-name="P1" draw:layer="layout" svg:width="1.202cm" svg:height="1.577cm" draw:transform="skewX (-0.00383972435438751) rotate (-0.8621926504852) translate (10.059355484795cm 1.13472654051136cm)" svg:viewBox="0 0 1203 1578" draw:points="127,1528 185,1578 1188,390 1103,256 1203,0 0,1560">
          <text:p/>
        </draw:polygon>
        <draw:custom-shape draw:style-name="gr10" draw:text-style-name="P1" draw:layer="layout" svg:width="0.137cm" svg:height="0.137cm" svg:x="10.827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36cm" svg:height="0.062cm" svg:x="9.884cm" svg:y="1.9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36cm" svg:height="0.06cm" svg:x="10.538cm" svg:y="1.911cm">
          <text:p/>
          <draw:enhanced-geometry svg:viewBox="0 0 21600 21600" draw:type="rectangle" draw:enhanced-path="M 0 0 L 21600 0 21600 21600 0 21600 0 0 Z N"/>
        </draw:custom-shape>
        <draw:polygon draw:style-name="gr6" draw:text-style-name="P1" draw:layer="layout" svg:width="0.162cm" svg:height="0.095cm" draw:transform="skewX (-0.0120427718387608) rotate (-1.36275307995717) translate (9.38112460204175cm 1.72825678978645cm)" svg:viewBox="0 0 163 96" draw:points="87,96 150,94 163,35 78,1 0,0 2,63">
          <text:p/>
        </draw:polygon>
        <draw:polygon draw:style-name="gr11" draw:text-style-name="P1" draw:layer="layout" svg:width="2.265cm" svg:height="2.585cm" draw:transform="rotate (-2.20190738431605) translate (14.9814167163596cm 2.09804550073637cm)" svg:viewBox="0 0 2266 2586" draw:points="717,1944 1335,2170 1860,2579 2186,2586 2266,2489 515,94 334,0 123,305 0,885 163,1237">
          <text:p/>
        </draw:polygon>
        <draw:custom-shape draw:style-name="gr2" draw:text-style-name="P1" draw:layer="layout" svg:width="0.472cm" svg:height="0.471cm" svg:x="12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469cm" svg:height="0.45cm" draw:transform="skewX (-0.00296705972839035) rotate (-0.245916891606002) translate (12.5809463621962cm 1.43664909716672cm)" svg:viewBox="0 0 470 451" draw:points="382,32 470,0 240,340 48,451 0,447">
          <text:p/>
        </draw:polygon>
        <draw:polygon draw:style-name="gr3" draw:text-style-name="P1" draw:layer="layout" svg:width="0.662cm" svg:height="0.46cm" draw:transform="rotate (-2.38499242285025) translate (13.6126400492631cm 1.73614042631127cm)" svg:viewBox="0 0 663 461" draw:points="298,460 632,461 663,406 188,0 0,199">
          <text:p/>
        </draw:polygon>
        <draw:polygon draw:style-name="gr3" draw:text-style-name="P1" draw:layer="layout" svg:width="0.285cm" svg:height="0.47cm" draw:transform="rotate (-1.51320046147908) translate (14.0529005371007cm 1.57939292921254cm)" svg:viewBox="0 0 286 471" draw:points="0,471 259,471 286,0 21,107">
          <text:p/>
        </draw:polygon>
        <draw:polygon draw:style-name="gr3" draw:text-style-name="P1" draw:layer="layout" svg:width="0.31cm" svg:height="0.447cm" draw:transform="skewX (0.275587488889905) rotate (0.417657290002243) translate (14.2672032779554cm 1.63360630762167cm)" svg:viewBox="0 0 311 448" draw:points="62,28 0,0 152,341 266,445 311,448">
          <text:p/>
        </draw:polygon>
        <draw:custom-shape draw:style-name="gr4" draw:text-style-name="P1" draw:layer="layout" svg:width="0.319cm" svg:height="0.32cm" svg:x="12.07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1cm" svg:height="0.471cm" svg:x="14.1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cm" svg:height="0.32cm" svg:x="14.17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0.113cm" svg:height="0.089cm" draw:transform="skewX (0.0855211333477221) rotate (-0.197396738400559) translate (12.4660888734841cm 1.79998231492662cm)" svg:viewBox="0 0 114 90" draw:points="100,0 114,0 55,69 11,90 0,89">
          <text:p/>
        </draw:polygon>
        <draw:polygon draw:style-name="gr12" draw:text-style-name="P1" draw:layer="layout" svg:width="0.297cm" svg:height="0.415cm" draw:transform="skewX (-0.00366519142918812) rotate (-1.35158297274441) translate (12.0068951684103cm 2.13286268278457cm)" svg:viewBox="0 0 298 416" draw:points="84,416 224,416 298,89 146,71 38,0 0,304">
          <text:p/>
        </draw:polygon>
        <draw:polygon draw:style-name="gr7" draw:text-style-name="P1" draw:layer="layout" svg:width="0.346cm" svg:height="0.203cm" draw:transform="rotate (0.927817030360185) translate (11.7107270148744cm 2.19998732557333cm)" svg:viewBox="0 0 347 204" draw:points="0,0 152,0 347,158 210,204">
          <text:p/>
        </draw:polygon>
        <draw:polygon draw:style-name="gr8" draw:text-style-name="P1" draw:layer="layout" svg:width="0.166cm" svg:height="0.053cm" draw:transform="skewX (-0.00733038285837617) rotate (-1.95825942073764) translate (12.0489674402937cm 2.03398308243917cm)" svg:viewBox="0 0 167 54" draw:points="0,4 130,0 167,51 37,54">
          <text:p/>
        </draw:polygon>
        <draw:polygon draw:style-name="gr6" draw:text-style-name="P1" draw:layer="layout" svg:width="0.357cm" svg:height="0.107cm" draw:transform="skewX (-1.10584061406361) rotate (-1.39888139547346) translate (14.6966723329495cm 1.85006635116351cm)" svg:viewBox="0 0 358 108" draw:points="358,6 247,0 0,100 121,108">
          <text:p/>
        </draw:polygon>
        <draw:polygon draw:style-name="gr8" draw:text-style-name="P1" draw:layer="layout" svg:width="0.17cm" svg:height="0.073cm" draw:transform="skewX (-0.105592419745657) rotate (1.89682383106744) translate (14.6602843730985cm 2.23741168771885cm)" svg:viewBox="0 0 171 74" draw:points="171,30 39,0 0,53 135,74">
          <text:p/>
        </draw:polygon>
        <draw:polygon draw:style-name="gr12" draw:text-style-name="P1" draw:layer="layout" svg:width="0.297cm" svg:height="0.283cm" draw:transform="skewX (0.184655834861) rotate (1.42733026228096) translate (14.5043320871623cm 2.43937158963815cm)" svg:viewBox="0 0 298 284" draw:points="210,276 152,284 0,59 150,47 257,0 298,215">
          <text:p/>
        </draw:polygon>
        <draw:polygon draw:style-name="gr9" draw:text-style-name="P1" draw:layer="layout" svg:width="0.76cm" svg:height="0.821cm" svg:x="12.791cm" svg:y="1.561cm" svg:viewBox="0 0 761 822" draw:points="61,822 746,822 761,0 289,15 0,274 0,807 61,807">
          <text:p/>
        </draw:polygon>
        <draw:polygon draw:style-name="gr9" draw:text-style-name="P1" draw:layer="layout" svg:width="0.806cm" svg:height="0.714cm" draw:transform="rotate (1.5707963267949) translate (13.5672157892769cm 2.36737580118852cm)" svg:viewBox="0 0 807 715" draw:points="0,15 807,15 791,380 487,700 304,715 228,517 61,472 0,0">
          <text:p/>
        </draw:polygon>
        <draw:polygon draw:style-name="gr9" draw:text-style-name="P1" draw:layer="layout" svg:width="1.202cm" svg:height="1.577cm" draw:transform="skewX (-0.00383972435438752) rotate (-0.8621926504852) translate (13.5454591833517cm 1.13472654051136cm)" svg:viewBox="0 0 1203 1578" draw:points="127,1528 185,1578 1188,390 1103,256 1203,0 0,1560">
          <text:p/>
        </draw:polygon>
        <draw:custom-shape draw:style-name="gr10" draw:text-style-name="P1" draw:layer="layout" svg:width="0.137cm" svg:height="0.137cm" svg:x="14.313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36cm" svg:height="0.062cm" svg:x="13.37cm" svg:y="1.9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37cm" svg:height="0.06cm" svg:x="14.024cm" svg:y="1.911cm">
          <text:p/>
          <draw:enhanced-geometry svg:viewBox="0 0 21600 21600" draw:type="rectangle" draw:enhanced-path="M 0 0 L 21600 0 21600 21600 0 21600 0 0 Z N"/>
        </draw:custom-shape>
        <draw:polygon draw:style-name="gr12" draw:text-style-name="P1" draw:layer="layout" svg:width="0.162cm" svg:height="0.096cm" draw:transform="rotate (-1.35210657152001) translate (12.8672283005985cm 1.72825678978645cm)" svg:viewBox="0 0 163 97" draw:points="87,97 150,96 163,36 78,2 0,0 2,63">
          <text:p/>
        </draw:polygon>
        <draw:polygon draw:style-name="gr13" draw:text-style-name="P1" draw:layer="layout" svg:width="2.265cm" svg:height="2.585cm" draw:transform="rotate (-2.20190738431605) translate (8.0092093192462cm 2.09804550073637cm)" svg:viewBox="0 0 2266 2586" draw:points="717,1944 1335,2170 1860,2579 2186,2586 2266,2489 515,94 334,0 123,305 0,885 163,1237">
          <text:p/>
        </draw:polygon>
        <draw:custom-shape draw:style-name="gr2" draw:text-style-name="P1" draw:layer="layout" svg:width="0.471cm" svg:height="0.471cm" svg:x="5.028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467cm" svg:height="0.45cm" draw:transform="rotate (-0.245916891606002) translate (5.61002538172734cm 1.43697198401638cm)" svg:viewBox="0 0 468 451" draw:points="380,32 468,0 240,340 48,451 0,447">
          <text:p/>
        </draw:polygon>
        <draw:polygon draw:style-name="gr3" draw:text-style-name="P1" draw:layer="layout" svg:width="0.661cm" svg:height="0.46cm" draw:transform="skewX (-0.00331612557878932) rotate (-2.38499242285025) translate (6.64091306492654cm 1.73568691602527cm)" svg:viewBox="0 0 662 461" draw:points="297,460 631,461 662,406 189,0 0,199">
          <text:p/>
        </draw:polygon>
        <draw:polygon draw:style-name="gr3" draw:text-style-name="P1" draw:layer="layout" svg:width="0.286cm" svg:height="0.471cm" draw:transform="skewX (-0.00383972435438753) rotate (-1.51529485658148) translate (7.08124601216781cm 1.57853602401446cm)" svg:viewBox="0 0 287 472" draw:points="0,472 259,471 287,0 22,107">
          <text:p/>
        </draw:polygon>
        <draw:polygon draw:style-name="gr3" draw:text-style-name="P1" draw:layer="layout" svg:width="0.312cm" svg:height="0.447cm" draw:transform="skewX (0.279078147393893) rotate (0.417657290002243) translate (7.29499588084193cm 1.63360630762167cm)" svg:viewBox="0 0 313 448" draw:points="62,28 0,0 153,341 268,445 313,448">
          <text:p/>
        </draw:polygon>
        <draw:custom-shape draw:style-name="gr4" draw:text-style-name="P1" draw:layer="layout" svg:width="0.32cm" svg:height="0.32cm" svg:x="5.103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2cm" svg:height="0.471cm" svg:x="7.127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2cm" svg:x="7.204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0.112cm" svg:height="0.089cm" draw:transform="skewX (0.0996583002888762) rotate (-0.198793001802154) translate (5.49528893131899cm 1.80012347155795cm)" svg:viewBox="0 0 113 90" draw:points="99,0 113,0 55,69 11,90 0,89">
          <text:p/>
        </draw:polygon>
        <draw:polygon draw:style-name="gr14" draw:text-style-name="P1" draw:layer="layout" svg:width="0.297cm" svg:height="0.415cm" draw:transform="skewX (-0.00366519142918812) rotate (-1.35158297274441) translate (5.03468777129688cm 2.13286268278457cm)" svg:viewBox="0 0 298 416" draw:points="84,416 224,416 298,89 146,71 38,0 0,304">
          <text:p/>
        </draw:polygon>
        <draw:polygon draw:style-name="gr7" draw:text-style-name="P1" draw:layer="layout" svg:width="0.346cm" svg:height="0.203cm" draw:transform="rotate (0.927817030360185) translate (4.738519617761cm 2.19998732557333cm)" svg:viewBox="0 0 347 204" draw:points="0,0 152,0 347,158 210,204">
          <text:p/>
        </draw:polygon>
        <draw:polygon draw:style-name="gr8" draw:text-style-name="P1" draw:layer="layout" svg:width="0.166cm" svg:height="0.053cm" draw:transform="skewX (-0.00733038285837618) rotate (-1.95825942073764) translate (5.07676004318027cm 2.03398308243916cm)" svg:viewBox="0 0 167 54" draw:points="0,4 130,0 167,51 37,54">
          <text:p/>
        </draw:polygon>
        <draw:polygon draw:style-name="gr6" draw:text-style-name="P1" draw:layer="layout" svg:width="0.357cm" svg:height="0.107cm" draw:transform="skewX (-1.10584061406361) rotate (-1.39888139547346) translate (7.72446493583606cm 1.85006635116349cm)" svg:viewBox="0 0 358 108" draw:points="358,6 247,0 0,100 121,108">
          <text:p/>
        </draw:polygon>
        <draw:polygon draw:style-name="gr8" draw:text-style-name="P1" draw:layer="layout" svg:width="0.17cm" svg:height="0.073cm" draw:transform="skewX (-0.105592419745657) rotate (1.89682383106744) translate (7.68807697598511cm 2.23741168771885cm)" svg:viewBox="0 0 171 74" draw:points="171,30 39,0 0,53 135,74">
          <text:p/>
        </draw:polygon>
        <draw:polygon draw:style-name="gr14" draw:text-style-name="P1" draw:layer="layout" svg:width="0.297cm" svg:height="0.283cm" draw:transform="skewX (0.184655834861) rotate (1.42733026228096) translate (7.53212469004892cm 2.43937158963815cm)" svg:viewBox="0 0 298 284" draw:points="210,276 152,284 0,59 150,47 257,0 298,215">
          <text:p/>
        </draw:polygon>
        <draw:polygon draw:style-name="gr9" draw:text-style-name="P1" draw:layer="layout" svg:width="0.76cm" svg:height="0.821cm" svg:x="5.819cm" svg:y="1.561cm" svg:viewBox="0 0 761 822" draw:points="61,822 746,822 761,0 289,15 0,274 0,807 61,807">
          <text:p/>
        </draw:polygon>
        <draw:polygon draw:style-name="gr9" draw:text-style-name="P1" draw:layer="layout" svg:width="0.806cm" svg:height="0.714cm" draw:transform="rotate (1.5707963267949) translate (6.59500839216348cm 2.36737580118852cm)" svg:viewBox="0 0 807 715" draw:points="0,15 807,15 791,380 487,700 304,715 228,517 61,472 0,0">
          <text:p/>
        </draw:polygon>
        <draw:polygon draw:style-name="gr9" draw:text-style-name="P1" draw:layer="layout" svg:width="1.202cm" svg:height="1.577cm" draw:transform="skewX (-0.00383972435438763) rotate (-0.8621926504852) translate (6.5732517862383cm 1.13472654051136cm)" svg:viewBox="0 0 1203 1578" draw:points="127,1528 185,1578 1188,390 1103,256 1203,0 0,1560">
          <text:p/>
        </draw:polygon>
        <draw:custom-shape draw:style-name="gr10" draw:text-style-name="P1" draw:layer="layout" svg:width="0.138cm" svg:height="0.137cm" svg:x="7.34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37cm" svg:height="0.062cm" svg:x="6.397cm" svg:y="1.9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36cm" svg:height="0.06cm" svg:x="7.052cm" svg:y="1.911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layout" svg:width="0.163cm" svg:height="0.095cm" draw:transform="skewX (-0.0059341194567807) rotate (-1.36275307995717) translate (5.89502090348503cm 1.72825678978645cm)" svg:viewBox="0 0 164 96" draw:points="88,96 151,94 164,35 78,1 0,0 2,63">
          <text:p/>
        </draw:polygon>
        <draw:polygon draw:style-name="gr1" draw:text-style-name="P1" draw:layer="layout" svg:width="2.265cm" svg:height="2.585cm" draw:transform="rotate (2.20190738431605) translate (19.7416216569571cm 3.93241343380368cm)" svg:viewBox="0 0 2266 2586" draw:points="1548,1944 930,2170 406,2579 80,2586 0,2489 1751,94 1932,0 2143,305 2266,885 2103,1237">
          <text:p/>
        </draw:polygon>
        <draw:custom-shape draw:style-name="gr2" draw:text-style-name="P1" draw:layer="layout" svg:width="0.471cm" svg:height="0.471cm" svg:x="20.882cm" svg:y="2.12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467cm" svg:height="0.45cm" draw:transform="rotate (0.245916891606001) translate (20.3496610311299cm 1.55597734971897cm)" svg:viewBox="0 0 468 451" draw:points="88,32 0,0 229,340 420,451 468,447">
          <text:p/>
        </draw:polygon>
        <draw:polygon draw:style-name="gr3" draw:text-style-name="P1" draw:layer="layout" svg:width="0.662cm" svg:height="0.46cm" draw:transform="rotate (2.38499242285025) translate (20.2552815090464cm 2.19597711243197cm)" svg:viewBox="0 0 663 461" draw:points="364,460 31,461 0,406 475,0 663,199">
          <text:p/>
        </draw:polygon>
        <draw:polygon draw:style-name="gr3" draw:text-style-name="P1" draw:layer="layout" svg:width="0.285cm" svg:height="0.47cm" draw:transform="rotate (1.51320046147908) translate (19.316724475141cm 1.87018533290812cm)" svg:viewBox="0 0 286 471" draw:points="286,471 27,471 0,0 265,107">
          <text:p/>
        </draw:polygon>
        <draw:polygon draw:style-name="gr3" draw:text-style-name="P1" draw:layer="layout" svg:width="0.312cm" svg:height="0.447cm" draw:transform="skewX (-0.280998009571087) rotate (-0.417657290002244) translate (18.8323592125879cm 1.51144918567333cm)" svg:viewBox="0 0 313 448" draw:points="251,28 313,0 160,341 44,445 0,448">
          <text:p/>
        </draw:polygon>
        <draw:custom-shape draw:style-name="gr4" draw:text-style-name="P1" draw:layer="layout" svg:width="0.319cm" svg:height="0.32cm" svg:x="20.958cm" svg:y="2.20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1cm" svg:height="0.471cm" svg:x="18.782cm" svg:y="2.12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2cm" svg:x="18.858cm" svg:y="2.20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0.113cm" svg:height="0.089cm" draw:transform="skewX (-0.0879645943005142) rotate (0.198793001802154) translate (20.8079652408281cm 1.82741274306766cm)" svg:viewBox="0 0 114 90" draw:points="14,0 0,0 59,69 103,90 114,89">
          <text:p/>
        </draw:polygon>
        <draw:polygon draw:style-name="gr6" draw:text-style-name="P1" draw:layer="layout" svg:width="0.297cm" svg:height="0.415cm" draw:transform="skewX (0.00366519142918804) rotate (1.35210657152001) translate (21.3145415327183cm 2.42874473338027cm)" svg:viewBox="0 0 298 416" draw:points="214,416 74,416 0,89 152,71 260,0 298,304">
          <text:p/>
        </draw:polygon>
        <draw:polygon draw:style-name="gr7" draw:text-style-name="P1" draw:layer="layout" svg:width="0.346cm" svg:height="0.203cm" draw:transform="rotate (-0.927817030360186) translate (21.4674010662487cm 1.92738483617403cm)" svg:viewBox="0 0 347 204" draw:points="347,0 195,0 0,158 137,204">
          <text:p/>
        </draw:polygon>
        <draw:polygon draw:style-name="gr8" draw:text-style-name="P1" draw:layer="layout" svg:width="0.166cm" svg:height="0.053cm" draw:transform="skewX (0.00733038285837614) rotate (1.95825942073764) translate (21.4001477710639cm 2.19338808116349cm)" svg:viewBox="0 0 167 54" draw:points="167,4 37,0 0,51 130,54">
          <text:p/>
        </draw:polygon>
        <draw:polygon draw:style-name="gr6" draw:text-style-name="P1" draw:layer="layout" svg:width="0.355cm" svg:height="0.107cm" draw:transform="skewX (1.10322262018562) rotate (1.39748513207186) translate (18.6280995670951cm 2.2073992531127cm)" svg:viewBox="0 0 356 108" draw:points="0,6 111,0 356,100 236,108">
          <text:p/>
        </draw:polygon>
        <draw:polygon draw:style-name="gr8" draw:text-style-name="P1" draw:layer="layout" svg:width="0.17cm" svg:height="0.073cm" draw:transform="skewX (0.111352006277238) rotate (-1.89246050793745) translate (18.7800494147806cm 2.08021900176189cm)" svg:viewBox="0 0 171 74" draw:points="0,29 132,0 171,53 36,74">
          <text:p/>
        </draw:polygon>
        <draw:polygon draw:style-name="gr6" draw:text-style-name="P1" draw:layer="layout" svg:width="0.296cm" svg:height="0.283cm" draw:transform="skewX (-0.180467044656214) rotate (-1.42733026228096) translate (18.8393243271606cm 2.1505344367478cm)" svg:viewBox="0 0 297 284" draw:points="88,276 147,284 297,59 147,47 40,0 0,215">
          <text:p/>
        </draw:polygon>
        <draw:polygon draw:style-name="gr9" draw:text-style-name="P1" draw:layer="layout" svg:width="0.76cm" svg:height="0.821cm" svg:x="19.834cm" svg:y="1.566cm" svg:viewBox="0 0 761 822" draw:points="700,822 15,822 0,0 472,15 761,274 761,807 700,807">
          <text:p/>
        </draw:polygon>
        <draw:polygon draw:style-name="gr9" draw:text-style-name="P1" draw:layer="layout" svg:width="0.806cm" svg:height="0.714cm" draw:transform="rotate (-1.5707963267949) translate (19.8188879092798cm 1.56586847727639cm)" svg:viewBox="0 0 807 715" draw:points="807,15 0,15 15,380 320,700 502,715 578,517 746,472 807,0">
          <text:p/>
        </draw:polygon>
        <draw:polygon draw:style-name="gr9" draw:text-style-name="P1" draw:layer="layout" svg:width="1.208cm" svg:height="1.577cm" draw:transform="skewX (0.00767944870877496) rotate (0.862192650485199) translate (19.058031943325cm 2.05281629548748cm)" svg:viewBox="0 0 1209 1578" draw:points="1081,1528 1024,1578 16,390 101,256 0,0 1209,1560">
          <text:p/>
        </draw:polygon>
        <draw:custom-shape draw:style-name="gr10" draw:text-style-name="P1" draw:layer="layout" svg:width="0.137cm" svg:height="0.137cm" svg:x="18.903cm" svg:y="1.91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36cm" svg:height="0.062cm" svg:x="19.88cm" svg:y="1.94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" draw:layer="layout" svg:width="0.136cm" svg:height="0.06cm" svg:x="19.226cm" svg:y="1.9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polygon draw:style-name="gr6" draw:text-style-name="P1" draw:layer="layout" svg:width="0.162cm" svg:height="0.096cm" draw:transform="skewX (0.0118682389135614) rotate (1.36048415192958) translate (20.484787110676cm 1.89294421769947cm)" svg:viewBox="0 0 163 97" draw:points="76,97 13,94 0,35 86,1 163,0 162,63">
          <text:p/>
        </draw:polygon>
        <draw:polygon draw:style-name="gr11" draw:text-style-name="P1" draw:layer="layout" svg:width="2.265cm" svg:height="2.585cm" draw:transform="rotate (2.20190738431605) translate (16.2555179584004cm 3.93241343380369cm)" svg:viewBox="0 0 2266 2586" draw:points="1548,1944 930,2170 406,2579 80,2586 0,2489 1751,94 1932,0 2143,305 2266,885 2103,1237">
          <text:p/>
        </draw:polygon>
        <draw:custom-shape draw:style-name="gr2" draw:text-style-name="P1" draw:layer="layout" svg:width="0.472cm" svg:height="0.471cm" svg:x="17.428cm" svg:y="2.12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469cm" svg:height="0.45cm" draw:transform="skewX (0.00296705972839038) rotate (0.245916891606001) translate (16.8635573325732cm 1.55597734971897cm)" svg:viewBox="0 0 470 451" draw:points="88,32 0,0 230,340 422,451 470,447">
          <text:p/>
        </draw:polygon>
        <draw:polygon draw:style-name="gr3" draw:text-style-name="P1" draw:layer="layout" svg:width="0.662cm" svg:height="0.46cm" draw:transform="rotate (2.38499242285025) translate (16.7691778104897cm 2.19597711243197cm)" svg:viewBox="0 0 663 461" draw:points="364,460 31,461 0,406 475,0 663,199">
          <text:p/>
        </draw:polygon>
        <draw:polygon draw:style-name="gr3" draw:text-style-name="P1" draw:layer="layout" svg:width="0.285cm" svg:height="0.47cm" draw:transform="rotate (1.51320046147908) translate (15.8306207765843cm 1.87018533290812cm)" svg:viewBox="0 0 286 471" draw:points="286,471 27,471 0,0 265,107">
          <text:p/>
        </draw:polygon>
        <draw:polygon draw:style-name="gr3" draw:text-style-name="P1" draw:layer="layout" svg:width="0.31cm" svg:height="0.447cm" draw:transform="skewX (-0.275587488889905) rotate (-0.417657290002244) translate (15.3486514187858cm 1.51251240570779cm)" svg:viewBox="0 0 311 448" draw:points="249,28 311,0 159,341 44,445 0,448">
          <text:p/>
        </draw:polygon>
        <draw:custom-shape draw:style-name="gr4" draw:text-style-name="P1" draw:layer="layout" svg:width="0.319cm" svg:height="0.32cm" svg:x="17.472cm" svg:y="2.20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1cm" svg:height="0.471cm" svg:x="15.296cm" svg:y="2.12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cm" svg:height="0.32cm" svg:x="15.404cm" svg:y="2.20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0.113cm" svg:height="0.089cm" draw:transform="skewX (-0.0879645943005142) rotate (0.198793001802154) translate (17.3218615422714cm 1.82741274306766cm)" svg:viewBox="0 0 114 90" draw:points="14,0 0,0 59,69 103,90 114,89">
          <text:p/>
        </draw:polygon>
        <draw:polygon draw:style-name="gr12" draw:text-style-name="P1" draw:layer="layout" svg:width="0.297cm" svg:height="0.415cm" draw:transform="skewX (0.00366519142918804) rotate (1.35210657152001) translate (17.8284378341616cm 2.42874473338027cm)" svg:viewBox="0 0 298 416" draw:points="214,416 74,416 0,89 152,71 260,0 298,304">
          <text:p/>
        </draw:polygon>
        <draw:polygon draw:style-name="gr7" draw:text-style-name="P1" draw:layer="layout" svg:width="0.346cm" svg:height="0.203cm" draw:transform="rotate (-0.927293431584588) translate (17.9811022970023cm 1.92742744107222cm)" svg:viewBox="0 0 347 204" draw:points="347,0 195,0 0,158 137,204">
          <text:p/>
        </draw:polygon>
        <draw:polygon draw:style-name="gr8" draw:text-style-name="P1" draw:layer="layout" svg:width="0.166cm" svg:height="0.053cm" draw:transform="skewX (0.00733038285837614) rotate (1.95825942073764) translate (17.9140440725072cm 2.19338808116349cm)" svg:viewBox="0 0 167 54" draw:points="167,4 37,0 0,51 130,54">
          <text:p/>
        </draw:polygon>
        <draw:polygon draw:style-name="gr6" draw:text-style-name="P1" draw:layer="layout" svg:width="0.355cm" svg:height="0.107cm" draw:transform="skewX (1.10322262018562) rotate (1.39748513207186) translate (15.1419958685383cm 2.20739925311272cm)" svg:viewBox="0 0 356 108" draw:points="0,6 111,0 356,100 236,108">
          <text:p/>
        </draw:polygon>
        <draw:polygon draw:style-name="gr8" draw:text-style-name="P1" draw:layer="layout" svg:width="0.17cm" svg:height="0.073cm" draw:transform="skewX (0.104894288044859) rotate (-1.90066355542183) translate (15.294913449075cm 2.08072443424561cm)" svg:viewBox="0 0 171 74" draw:points="0,30 131,0 171,53 36,74">
          <text:p/>
        </draw:polygon>
        <draw:polygon draw:style-name="gr12" draw:text-style-name="P1" draw:layer="layout" svg:width="0.296cm" svg:height="0.283cm" draw:transform="skewX (-0.180467044656214) rotate (-1.42733026228096) translate (15.3532206286039cm 2.1505344367478cm)" svg:viewBox="0 0 297 284" draw:points="88,276 147,284 297,59 147,47 40,0 0,215">
          <text:p/>
        </draw:polygon>
        <draw:polygon draw:style-name="gr9" draw:text-style-name="P1" draw:layer="layout" svg:width="0.76cm" svg:height="0.821cm" svg:x="16.348cm" svg:y="1.566cm" svg:viewBox="0 0 761 822" draw:points="700,822 15,822 0,0 472,15 761,274 761,807 700,807">
          <text:p/>
        </draw:polygon>
        <draw:polygon draw:style-name="gr9" draw:text-style-name="P1" draw:layer="layout" svg:width="0.806cm" svg:height="0.714cm" draw:transform="rotate (-1.5707963267949) translate (16.3327842107231cm 1.56586847727639cm)" svg:viewBox="0 0 807 715" draw:points="807,15 0,15 15,380 320,700 502,715 578,517 746,472 807,0">
          <text:p/>
        </draw:polygon>
        <draw:polygon draw:style-name="gr9" draw:text-style-name="P1" draw:layer="layout" svg:width="1.208cm" svg:height="1.577cm" draw:transform="skewX (0.00767944870877498) rotate (0.862192650485199) translate (15.5719282447682cm 2.05281629548749cm)" svg:viewBox="0 0 1209 1578" draw:points="1081,1528 1024,1578 16,390 101,256 0,0 1209,1560">
          <text:p/>
        </draw:polygon>
        <draw:custom-shape draw:style-name="gr10" draw:text-style-name="P1" draw:layer="layout" svg:width="0.137cm" svg:height="0.137cm" svg:x="15.417cm" svg:y="1.91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36cm" svg:height="0.062cm" svg:x="16.394cm" svg:y="1.94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" draw:layer="layout" svg:width="0.137cm" svg:height="0.06cm" svg:x="15.706cm" svg:y="1.9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polygon draw:style-name="gr12" draw:text-style-name="P1" draw:layer="layout" svg:width="0.162cm" svg:height="0.097cm" draw:transform="rotate (1.34966311056722) translate (16.9969515271962cm 1.89259238345789cm)" svg:viewBox="0 0 163 98" draw:points="76,98 13,96 0,37 86,2 163,0 162,63">
          <text:p/>
        </draw:polygon>
        <draw:polygon draw:style-name="gr13" draw:text-style-name="P1" draw:layer="layout" svg:width="2.265cm" svg:height="2.585cm" draw:transform="rotate (2.20190738431605) translate (23.2277253555138cm 3.93241343380369cm)" svg:viewBox="0 0 2266 2586" draw:points="1548,1944 930,2170 406,2579 80,2586 0,2489 1751,94 1932,0 2143,305 2266,885 2103,1237">
          <text:p/>
        </draw:polygon>
        <draw:custom-shape draw:style-name="gr2" draw:text-style-name="P1" draw:layer="layout" svg:width="0.471cm" svg:height="0.471cm" svg:x="24.368cm" svg:y="2.12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467cm" svg:height="0.45cm" draw:transform="rotate (0.245916891606001) translate (23.8357647296866cm 1.55597734971897cm)" svg:viewBox="0 0 468 451" draw:points="88,32 0,0 229,340 420,451 468,447">
          <text:p/>
        </draw:polygon>
        <draw:polygon draw:style-name="gr3" draw:text-style-name="P1" draw:layer="layout" svg:width="0.661cm" svg:height="0.46cm" draw:transform="skewX (0.00331612557878916) rotate (2.38499242285025) translate (23.7404056588135cm 2.19505241710085cm)" svg:viewBox="0 0 662 461" draw:points="365,460 31,461 0,406 473,0 662,199">
          <text:p/>
        </draw:polygon>
        <draw:polygon draw:style-name="gr3" draw:text-style-name="P1" draw:layer="layout" svg:width="0.288cm" svg:height="0.471cm" draw:transform="skewX (0.00767944870877505) rotate (1.51529485658148) translate (22.8028281736977cm 1.87018533290812cm)" svg:viewBox="0 0 289 472" draw:points="289,472 30,471 0,0 266,107">
          <text:p/>
        </draw:polygon>
        <draw:polygon draw:style-name="gr3" draw:text-style-name="P1" draw:layer="layout" svg:width="0.312cm" svg:height="0.447cm" draw:transform="skewX (-0.280998009571087) rotate (-0.417657290002244) translate (22.3184629111446cm 1.51144918567333cm)" svg:viewBox="0 0 313 448" draw:points="251,28 313,0 160,341 44,445 0,448">
          <text:p/>
        </draw:polygon>
        <draw:custom-shape draw:style-name="gr4" draw:text-style-name="P1" draw:layer="layout" svg:width="0.32cm" svg:height="0.32cm" svg:x="24.477cm" svg:y="2.20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72cm" svg:height="0.471cm" svg:x="22.301cm" svg:y="2.12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19cm" svg:height="0.32cm" svg:x="22.344cm" svg:y="2.20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0.112cm" svg:height="0.089cm" draw:transform="skewX (-0.101054563690472) rotate (0.198793001802154) translate (24.2940682929002cm 1.82741287330442cm)" svg:viewBox="0 0 113 90" draw:points="14,0 0,0 58,69 102,90 113,89">
          <text:p/>
        </draw:polygon>
        <draw:polygon draw:style-name="gr14" draw:text-style-name="P1" draw:layer="layout" svg:width="0.297cm" svg:height="0.415cm" draw:transform="skewX (0.00366519142918804) rotate (1.35210657152001) translate (24.800645231275cm 2.42874473338027cm)" svg:viewBox="0 0 298 416" draw:points="214,416 74,416 0,89 152,71 260,0 298,304">
          <text:p/>
        </draw:polygon>
        <draw:polygon draw:style-name="gr7" draw:text-style-name="P1" draw:layer="layout" svg:width="0.346cm" svg:height="0.203cm" draw:transform="rotate (-0.927817030360186) translate (24.9535047648054cm 1.92738483617403cm)" svg:viewBox="0 0 347 204" draw:points="347,0 195,0 0,158 137,204">
          <text:p/>
        </draw:polygon>
        <draw:polygon draw:style-name="gr8" draw:text-style-name="P1" draw:layer="layout" svg:width="0.166cm" svg:height="0.053cm" draw:transform="skewX (0.00733038285837614) rotate (1.95825942073764) translate (24.8862514696206cm 2.19338808116348cm)" svg:viewBox="0 0 167 54" draw:points="167,4 37,0 0,51 130,54">
          <text:p/>
        </draw:polygon>
        <draw:polygon draw:style-name="gr6" draw:text-style-name="P1" draw:layer="layout" svg:width="0.355cm" svg:height="0.107cm" draw:transform="skewX (1.10322262018562) rotate (1.39748513207186) translate (22.1142032656518cm 2.20739925311262cm)" svg:viewBox="0 0 356 108" draw:points="0,6 111,0 356,100 236,108">
          <text:p/>
        </draw:polygon>
        <draw:polygon draw:style-name="gr8" draw:text-style-name="P1" draw:layer="layout" svg:width="0.17cm" svg:height="0.073cm" draw:transform="skewX (0.111352006277238) rotate (-1.89246050793745) translate (22.2661531133373cm 2.08021900176189cm)" svg:viewBox="0 0 171 74" draw:points="0,29 132,0 171,53 36,74">
          <text:p/>
        </draw:polygon>
        <draw:polygon draw:style-name="gr14" draw:text-style-name="P1" draw:layer="layout" svg:width="0.296cm" svg:height="0.283cm" draw:transform="skewX (-0.180467044656214) rotate (-1.42733026228096) translate (22.3254280257174cm 2.1505344367478cm)" svg:viewBox="0 0 297 284" draw:points="88,276 147,284 297,59 147,47 40,0 0,215">
          <text:p/>
        </draw:polygon>
        <draw:polygon draw:style-name="gr9" draw:text-style-name="P1" draw:layer="layout" svg:width="0.76cm" svg:height="0.821cm" svg:x="23.32cm" svg:y="1.566cm" svg:viewBox="0 0 761 822" draw:points="700,822 15,822 0,0 472,15 761,274 761,807 700,807">
          <text:p/>
        </draw:polygon>
        <draw:polygon draw:style-name="gr9" draw:text-style-name="P1" draw:layer="layout" svg:width="0.806cm" svg:height="0.714cm" draw:transform="rotate (-1.5707963267949) translate (23.3049916078365cm 1.56586847727639cm)" svg:viewBox="0 0 807 715" draw:points="807,15 0,15 15,380 320,700 502,715 578,517 746,472 807,0">
          <text:p/>
        </draw:polygon>
        <draw:polygon draw:style-name="gr9" draw:text-style-name="P1" draw:layer="layout" svg:width="1.208cm" svg:height="1.577cm" draw:transform="skewX (0.00767944870877496) rotate (0.862192650485199) translate (22.5441356418817cm 2.05281629548749cm)" svg:viewBox="0 0 1209 1578" draw:points="1081,1528 1024,1578 16,390 101,256 0,0 1209,1560">
          <text:p/>
        </draw:polygon>
        <draw:custom-shape draw:style-name="gr10" draw:text-style-name="P1" draw:layer="layout" svg:width="0.138cm" svg:height="0.137cm" svg:x="22.422cm" svg:y="1.91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37cm" svg:height="0.062cm" svg:x="23.333cm" svg:y="1.94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" draw:layer="layout" svg:width="0.136cm" svg:height="0.06cm" svg:x="22.712cm" svg:y="1.9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polygon draw:style-name="gr14" draw:text-style-name="P1" draw:layer="layout" svg:width="0.162cm" svg:height="0.096cm" draw:transform="skewX (0.00593411945678072) rotate (1.36048415192958) translate (23.9708475146719cm 1.89314703214439cm)" svg:viewBox="0 0 163 97" draw:points="76,97 13,94 0,35 86,1 163,0 162,63">
          <text:p/>
        </draw:polygon>
        <draw:g>
          <draw:path draw:style-name="gr15" draw:text-style-name="P1" draw:layer="layout" svg:width="1.111cm" svg:height="1.164cm" draw:transform="rotate (-0.263021118275546) translate (24.4857470555538cm 9.96318586965051cm)" svg:viewBox="0 0 1112 1165" svg:d="m556 0c315 0 556 252 556 582-5 113-62 212-80 318-113-20-194-71-291-106-70 53-148 121-212 159-87-55-158-53-211-159-53 53-183 81-238 106-36-106-75-188-80-318 0-329 241-582 556-582zm-556 0zm1086 1165z">
            <text:p/>
          </draw:path>
          <draw:path draw:style-name="gr16" draw:text-style-name="P1" draw:layer="layout" svg:width="0.74cm" svg:height="0.776cm" draw:transform="rotate (-0.26197392072435) translate (24.6408652323184cm 10.1146131443669cm)" svg:viewBox="0 0 741 777" svg:d="m371 0c210 1 370 169 370 389-3 75-41 141-53 211-76-13-129-47-194-70-47 35-99 80-141 105-59-36-106-35-141-106-36 36-123 54-159 71-24-71-50-125-53-212 0-220 161-388 371-388zm-371 0zm723 777z">
            <text:p/>
          </draw:path>
          <draw:path draw:style-name="gr15" draw:text-style-name="P1" draw:layer="layout" svg:width="1.111cm" svg:height="1.164cm" draw:transform="skewX (-0.000872664625997209) rotate (0.409803308368269) translate (26.1391995596072cm 10.3681153946466cm)" svg:viewBox="0 0 1112 1165" svg:d="m556 0c315 0 556 252 556 582-5 113-62 212-80 318-113-20-194-71-291-106-71 53-148 121-212 159-87-55-159-53-211-159-53 53-184 81-239 106-35-106-74-188-79-317 0-330 241-583 556-583zm-556 0zm1085 1165z">
            <text:p/>
          </draw:path>
          <draw:path draw:style-name="gr16" draw:text-style-name="P1" draw:layer="layout" svg:width="0.74cm" svg:height="0.775cm" draw:transform="skewX (-0.00122173047639611) rotate (0.40927970959267) translate (26.3292387284963cm 10.4175808631574cm)" svg:viewBox="0 0 741 776" svg:d="m371 0c210 0 370 168 370 388-3 75-41 141-53 212-75-14-129-47-194-71-47 36-99 81-141 106-58-36-106-35-141-106-36 36-122 55-159 71-24-70-50-125-53-211 0-220 161-389 371-389zm-371 0zm724 776z">
            <text:p/>
          </draw:path>
          <draw:path draw:style-name="gr15" draw:text-style-name="P1" draw:layer="layout" svg:width="1.908cm" svg:height="1.865cm" svg:x="24.9cm" svg:y="10.034cm" svg:viewBox="0 0 1909 1866" svg:d="m741 13c105-12 320-22 476 0 371 52 621 566 688 926 44 390-264 927-688 927-105 0-417-5-529 0-423-53-688-530-688-927s265-873 741-926zm-741 0zm1906 1853z">
            <text:p/>
          </draw:path>
          <draw:custom-shape draw:style-name="gr4" draw:text-style-name="P1" draw:layer="layout" svg:width="0.477cm" svg:height="0.477cm" svg:x="25.641cm" svg:y="11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65cm" svg:height="0.265cm" svg:x="25.165cm" svg:y="10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65cm" svg:height="0.265cm" svg:x="26.329cm" svg:y="10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476cm" svg:height="0.647cm" svg:x="25.641cm" svg:y="10.894cm" svg:viewBox="0 0 477 648" svg:d="m238 0c-119 0-238 119-238 238 0 36 0 133 0 291s476 159 476 0 1-255 1-291c0-119-120-238-239-238zm-238 0z">
            <text:p/>
          </draw:path>
          <draw:custom-shape draw:style-name="gr4" draw:text-style-name="P1" draw:layer="layout" svg:width="0.106cm" svg:height="0.106cm" svg:x="25.271cm" svg:y="10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06cm" svg:height="0.106cm" svg:x="26.435cm" svg:y="10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9" draw:text-style-name="P1" draw:layer="layout" svg:width="1.571cm" svg:height="1.646cm" draw:transform="rotate (0.24329889772801) translate (23.8362170999263cm 14.0604122273718cm)" svg:viewBox="0 0 1572 1647" svg:d="m786 0c445 0 786 357 786 823-6 160-88 300-113 449-160-28-274-100-411-149-100 74-210 171-300 224-123-77-224-75-299-224-75 74-259 114-337 149-50-149-105-265-112-449 0-466 340-823 786-823zm-786 0zm1535 1647z">
            <text:p/>
          </draw:path>
          <draw:path draw:style-name="gr16" draw:text-style-name="P1" draw:layer="layout" svg:width="1.047cm" svg:height="1.097cm" draw:transform="skewX (-0.000872664625997096) rotate (0.242949831877611) translate (24.1319352881043cm 14.1409810278113cm)" svg:viewBox="0 0 1048 1098" svg:d="m524 0c297 0 524 238 524 549-4 106-59 199-75 299-107-19-183-66-275-100-66 50-139 115-199 150-83-51-150-50-200-150-50 50-172 77-224 100-34-99-71-177-75-299 0-311 227-549 524-549zm-524 0zm1023 1098z">
            <text:p/>
          </draw:path>
          <draw:path draw:style-name="gr19" draw:text-style-name="P1" draw:layer="layout" svg:width="1.571cm" svg:height="1.646cm" draw:transform="rotate (0.916646923147422) translate (26.158767452393cm 13.4277925643913cm)" svg:viewBox="0 0 1572 1647" svg:d="m786 0c445 0 786 357 786 823-6 160-88 300-113 449-160-28-274-99-411-149-100 75-210 171-300 224-123-77-224-75-299-224-75 74-259 114-337 149-50-149-105-265-112-449 0-466 341-823 786-823zm-786 0zm1535 1647z">
            <text:p/>
          </draw:path>
          <draw:path draw:style-name="gr16" draw:text-style-name="P1" draw:layer="layout" svg:width="1.047cm" svg:height="1.097cm" draw:transform="rotate (0.915599725596225) translate (26.427387412519cm 13.358542056499cm)" svg:viewBox="0 0 1048 1098" svg:d="m524 0c297 0 524 238 524 548-4 107-58 200-74 300-107-19-183-67-275-100-66 50-139 115-199 150-83-51-150-50-200-149-50 49-173 76-224 100-34-100-71-178-76-300 0-311 227-549 524-549zm-524 0zm1024 1098z">
            <text:p/>
          </draw:path>
          <draw:path draw:style-name="gr19" draw:text-style-name="P1" draw:layer="layout" svg:width="2.699cm" svg:height="2.638cm" draw:transform="skewX (0.000698131700797679) rotate (0.506320016003555) translate (24.3973376541306cm 13.8638689021508cm)" svg:viewBox="0 0 2700 2639" svg:d="m1048 18c148-16 452-31 673 0 524 75 878 801 973 1310 63 551-373 1310-971 1310-150 0-590-6-749-1-598-74-973-748-973-1309s373-1235 1047-1310zm-1048 0zm2696 2621z">
            <text:p/>
          </draw:path>
          <draw:custom-shape draw:style-name="gr4" draw:text-style-name="P1" draw:layer="layout" svg:width="0.674cm" svg:height="0.674cm" draw:transform="rotate (0.506145483078356) translate (26.123cm 14.8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74cm" svg:height="0.374cm" draw:transform="rotate (0.506145483078356) translate (25.277cm 14.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75cm" svg:height="0.375cm" draw:transform="skewX (-0.00261799387799151) rotate (0.506145483078356) translate (26.716cm 13.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673cm" svg:height="0.916cm" draw:transform="skewX (-0.0010471975511966) rotate (0.505447351377558) translate (25.9025824434211cm 14.4189521416929cm)" svg:viewBox="0 0 674 917" svg:d="m337 0c-168 0-337 169-337 337 0 50 0 187 0 412s673 224 674-1 0-361 0-411c0-169-169-337-337-337zm-337 0z">
            <text:p/>
          </draw:path>
          <draw:custom-shape draw:style-name="gr4" draw:text-style-name="P1" draw:layer="layout" svg:width="0.15cm" svg:height="0.149cm" draw:transform="rotate (0.506145483078356) translate (25.444cm 14.6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49cm" svg:height="0.151cm" draw:transform="skewX (0.00663225115757842) rotate (0.506145483078356) translate (26.886cm 13.8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0" draw:text-style-name="P1" draw:layer="layout" svg:width="1.07cm" svg:height="1.122cm" draw:transform="skewX (-0.000872664625997326) rotate (-0.670555498616222) translate (25.2173914615843cm 15.7995594712626cm)" svg:viewBox="0 0 1071 1123" svg:d="m536 0c304 0 536 243 535 561-4 109-59 204-76 306-109-19-187-68-281-102-68 51-143 117-204 153-84-52-153-51-204-153-51 52-177 79-230 103-34-102-71-181-76-306 0-318 232-562 536-562zm-536 0zm1046 1123z">
            <text:p/>
          </draw:path>
          <draw:path draw:style-name="gr16" draw:text-style-name="P1" draw:layer="layout" svg:width="0.713cm" svg:height="0.747cm" draw:transform="skewX (-0.00139626340159546) rotate (-0.671253630317019) translate (25.2973992893946cm 15.9928998454313cm)" svg:viewBox="0 0 714 748" svg:d="m357 0c203 0 357 162 357 374-2 72-40 136-51 204-73-13-124-45-187-68-45 34-95 78-136 102-56-35-102-34-136-102-34 34-118 53-153 69-23-68-48-121-51-204 0-212 155-375 357-375zm-357 0zm698 748z">
            <text:p/>
          </draw:path>
          <draw:path draw:style-name="gr20" draw:text-style-name="P1" draw:layer="layout" svg:width="1.07cm" svg:height="1.124cm" draw:transform="rotate (0.00471238898038469) translate (26.5257084135742cm 16.7897459269235cm)" svg:viewBox="0 0 1071 1125" svg:d="m537 1c303 0 535 244 534 562-4 109-60 204-77 306-109-20-187-68-280-103-68 51-143 117-204 153-84-52-153-51-204-153-51 51-177 78-230 101-34-102-72-181-76-306 0-318 233-561 537-560zm-536-1zm1045 1125z">
            <text:p/>
          </draw:path>
          <draw:path draw:style-name="gr16" draw:text-style-name="P1" draw:layer="layout" svg:width="0.714cm" svg:height="0.748cm" draw:transform="skewX (0.0026179938779915) rotate (0.00418879020478639) translate (26.6757885248423cm 16.906168148718cm)" svg:viewBox="0 0 715 749" svg:d="m357 0c203 1 358 163 358 375-3 72-40 136-51 204-73-13-125-46-187-68-45 34-95 78-136 102-56-35-102-34-136-103-34 34-118 52-153 68-23-68-48-120-51-204-1-212 154-374 356-374zm-357 0zm699 749z">
            <text:p/>
          </draw:path>
          <draw:path draw:style-name="gr20" draw:text-style-name="P1" draw:layer="layout" svg:width="1.839cm" svg:height="1.798cm" draw:transform="rotate (-0.407185314490278) translate (25.557297041713cm 16.0206769518867cm)" svg:viewBox="0 0 1840 1799" svg:d="m714 13c101-12 308-22 460 0 357 50 597 545 662 892 43 376-254 893-662 893-103 0-403-4-511 0-408-51-663-510-663-893s255-841 714-892zm-714 0zm1837 1786z">
            <text:p/>
          </draw:path>
          <draw:custom-shape draw:style-name="gr4" draw:text-style-name="P1" draw:layer="layout" svg:width="0.459cm" svg:height="0.459cm" draw:transform="rotate (-0.407185314490277) translate (25.765cm 17.3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55cm" svg:height="0.255cm" draw:transform="skewX (-0.00383972435438744) rotate (-0.407185314490277) translate (25.483cm 16.8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55cm" svg:height="0.255cm" draw:transform="rotate (-0.407185314490277) translate (26.514cm 17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459cm" svg:height="0.625cm" draw:transform="skewX (0.0015707963267948) rotate (-0.404392787687087) translate (25.8843710544315cm 17.064432792806cm)" svg:viewBox="0 0 460 626" svg:d="m230 1c-115-1-230 114-230 229 0 34 0 127 0 280s459 155 459 2 1-247 1-281c0-115-115-230-230-230zm-229-1z">
            <text:p/>
          </draw:path>
          <draw:custom-shape draw:style-name="gr4" draw:text-style-name="P1" draw:layer="layout" svg:width="0.103cm" svg:height="0.102cm" draw:transform="skewX (-0.00977384381116822) rotate (-0.407185314490277) translate (25.557cm 16.9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03cm" svg:height="0.103cm" draw:transform="rotate (-0.407185314490277) translate (26.588cm 17.3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7T08:29:45.57</meta:creation-date>
    <dc:date>2014-05-07T08:30:07.94</dc:date>
    <meta:editing-duration>PT22S</meta:editing-duration>
    <meta:editing-cycles>1</meta:editing-cycles>
    <meta:document-statistic meta:object-count="569"/>
    <meta:generator>LibreOffice/3.4$Win32 LibreOffice_project/340m1$Build-203</meta:generator>
  </office:meta>
</office:document-meta>
</file>